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1364710" calcext:value-type="float">
            <text:p>1364710</text:p>
          </table:table-cell>
        </table:table-row>
        <table:table-row table:style-name="ro1">
          <table:table-cell/>
          <table:table-cell office:value-type="float" office:value="2183093" calcext:value-type="float">
            <text:p>2183093</text:p>
          </table:table-cell>
        </table:table-row>
        <table:table-row table:style-name="ro1">
          <table:table-cell/>
          <table:table-cell office:value-type="float" office:value="2547202" calcext:value-type="float">
            <text:p>2547202</text:p>
          </table:table-cell>
        </table:table-row>
        <table:table-row table:style-name="ro1">
          <table:table-cell/>
          <table:table-cell office:value-type="float" office:value="2538912" calcext:value-type="float">
            <text:p>2538912</text:p>
          </table:table-cell>
        </table:table-row>
        <table:table-row table:style-name="ro1">
          <table:table-cell/>
          <table:table-cell office:value-type="float" office:value="2516023" calcext:value-type="float">
            <text:p>2516023</text:p>
          </table:table-cell>
        </table:table-row>
        <table:table-row table:style-name="ro1">
          <table:table-cell/>
          <table:table-cell office:value-type="float" office:value="2523677" calcext:value-type="float">
            <text:p>2523677</text:p>
          </table:table-cell>
        </table:table-row>
        <table:table-row table:style-name="ro1">
          <table:table-cell/>
          <table:table-cell office:value-type="float" office:value="2515413" calcext:value-type="float">
            <text:p>2515413</text:p>
          </table:table-cell>
        </table:table-row>
        <table:table-row table:style-name="ro1">
          <table:table-cell/>
          <table:table-cell office:value-type="float" office:value="2726171" calcext:value-type="float">
            <text:p>2726171</text:p>
          </table:table-cell>
        </table:table-row>
        <table:table-row table:style-name="ro1">
          <table:table-cell/>
          <table:table-cell office:value-type="float" office:value="2558626" calcext:value-type="float">
            <text:p>2558626</text:p>
          </table:table-cell>
        </table:table-row>
        <table:table-row table:style-name="ro1">
          <table:table-cell/>
          <table:table-cell office:value-type="float" office:value="2585716" calcext:value-type="float">
            <text:p>2585716</text:p>
          </table:table-cell>
        </table:table-row>
        <table:table-row table:style-name="ro1">
          <table:table-cell/>
          <table:table-cell office:value-type="float" office:value="2531308" calcext:value-type="float">
            <text:p>2531308</text:p>
          </table:table-cell>
        </table:table-row>
        <table:table-row table:style-name="ro1">
          <table:table-cell/>
          <table:table-cell office:value-type="float" office:value="2524621" calcext:value-type="float">
            <text:p>2524621</text:p>
          </table:table-cell>
        </table:table-row>
        <table:table-row table:style-name="ro1">
          <table:table-cell/>
          <table:table-cell office:value-type="float" office:value="2697052" calcext:value-type="float">
            <text:p>2697052</text:p>
          </table:table-cell>
        </table:table-row>
        <table:table-row table:style-name="ro1">
          <table:table-cell/>
          <table:table-cell office:value-type="float" office:value="2614911" calcext:value-type="float">
            <text:p>2614911</text:p>
          </table:table-cell>
        </table:table-row>
        <table:table-row table:style-name="ro1">
          <table:table-cell/>
          <table:table-cell office:value-type="float" office:value="3035323" calcext:value-type="float">
            <text:p>3035323</text:p>
          </table:table-cell>
        </table:table-row>
        <table:table-row table:style-name="ro1">
          <table:table-cell/>
          <table:table-cell office:value-type="float" office:value="2794927" calcext:value-type="float">
            <text:p>2794927</text:p>
          </table:table-cell>
        </table:table-row>
        <table:table-row table:style-name="ro1">
          <table:table-cell/>
          <table:table-cell office:value-type="float" office:value="2676186" calcext:value-type="float">
            <text:p>2676186</text:p>
          </table:table-cell>
        </table:table-row>
        <table:table-row table:style-name="ro1">
          <table:table-cell/>
          <table:table-cell office:value-type="float" office:value="2625285" calcext:value-type="float">
            <text:p>2625285</text:p>
          </table:table-cell>
        </table:table-row>
        <table:table-row table:style-name="ro1">
          <table:table-cell/>
          <table:table-cell office:value-type="float" office:value="2719080" calcext:value-type="float">
            <text:p>2719080</text:p>
          </table:table-cell>
        </table:table-row>
        <table:table-row table:style-name="ro1">
          <table:table-cell/>
          <table:table-cell office:value-type="float" office:value="2760131" calcext:value-type="float">
            <text:p>2760131</text:p>
          </table:table-cell>
        </table:table-row>
        <table:table-row table:style-name="ro1">
          <table:table-cell/>
          <table:table-cell office:value-type="float" office:value="2894775" calcext:value-type="float">
            <text:p>2894775</text:p>
          </table:table-cell>
        </table:table-row>
        <table:table-row table:style-name="ro1">
          <table:table-cell/>
          <table:table-cell office:value-type="float" office:value="2577177" calcext:value-type="float">
            <text:p>2577177</text:p>
          </table:table-cell>
        </table:table-row>
        <table:table-row table:style-name="ro1">
          <table:table-cell/>
          <table:table-cell office:value-type="float" office:value="2512784" calcext:value-type="float">
            <text:p>2512784</text:p>
          </table:table-cell>
        </table:table-row>
        <table:table-row table:style-name="ro1">
          <table:table-cell/>
          <table:table-cell office:value-type="float" office:value="2735968" calcext:value-type="float">
            <text:p>2735968</text:p>
          </table:table-cell>
        </table:table-row>
        <table:table-row table:style-name="ro1">
          <table:table-cell/>
          <table:table-cell office:value-type="float" office:value="2516114" calcext:value-type="float">
            <text:p>2516114</text:p>
          </table:table-cell>
        </table:table-row>
        <table:table-row table:style-name="ro1">
          <table:table-cell/>
          <table:table-cell office:value-type="float" office:value="2511053" calcext:value-type="float">
            <text:p>2511053</text:p>
          </table:table-cell>
        </table:table-row>
        <table:table-row table:style-name="ro1">
          <table:table-cell/>
          <table:table-cell office:value-type="float" office:value="2733246" calcext:value-type="float">
            <text:p>2733246</text:p>
          </table:table-cell>
        </table:table-row>
        <table:table-row table:style-name="ro1">
          <table:table-cell/>
          <table:table-cell office:value-type="float" office:value="2506866" calcext:value-type="float">
            <text:p>2506866</text:p>
          </table:table-cell>
        </table:table-row>
        <table:table-row table:style-name="ro1">
          <table:table-cell/>
          <table:table-cell office:value-type="float" office:value="2714276" calcext:value-type="float">
            <text:p>2714276</text:p>
          </table:table-cell>
        </table:table-row>
        <table:table-row table:style-name="ro1">
          <table:table-cell/>
          <table:table-cell office:value-type="float" office:value="2536939" calcext:value-type="float">
            <text:p>2536939</text:p>
          </table:table-cell>
        </table:table-row>
        <table:table-row table:style-name="ro1">
          <table:table-cell/>
          <table:table-cell office:value-type="float" office:value="2517429" calcext:value-type="float">
            <text:p>2517429</text:p>
          </table:table-cell>
        </table:table-row>
        <table:table-row table:style-name="ro1">
          <table:table-cell/>
          <table:table-cell office:value-type="float" office:value="2510693" calcext:value-type="float">
            <text:p>2510693</text:p>
          </table:table-cell>
        </table:table-row>
        <table:table-row table:style-name="ro1">
          <table:table-cell/>
          <table:table-cell office:value-type="float" office:value="2732421" calcext:value-type="float">
            <text:p>2732421</text:p>
          </table:table-cell>
        </table:table-row>
        <table:table-row table:style-name="ro1">
          <table:table-cell/>
          <table:table-cell office:value-type="float" office:value="2521867" calcext:value-type="float">
            <text:p>2521867</text:p>
          </table:table-cell>
        </table:table-row>
        <table:table-row table:style-name="ro1">
          <table:table-cell/>
          <table:table-cell office:value-type="float" office:value="2731403" calcext:value-type="float">
            <text:p>2731403</text:p>
          </table:table-cell>
        </table:table-row>
        <table:table-row table:style-name="ro1">
          <table:table-cell/>
          <table:table-cell office:value-type="float" office:value="2529522" calcext:value-type="float">
            <text:p>2529522</text:p>
          </table:table-cell>
        </table:table-row>
        <table:table-row table:style-name="ro1">
          <table:table-cell/>
          <table:table-cell office:value-type="float" office:value="2513706" calcext:value-type="float">
            <text:p>2513706</text:p>
          </table:table-cell>
        </table:table-row>
        <table:table-row table:style-name="ro1">
          <table:table-cell/>
          <table:table-cell office:value-type="float" office:value="2508285" calcext:value-type="float">
            <text:p>2508285</text:p>
          </table:table-cell>
        </table:table-row>
        <table:table-row table:style-name="ro1">
          <table:table-cell/>
          <table:table-cell office:value-type="float" office:value="2510691" calcext:value-type="float">
            <text:p>2510691</text:p>
          </table:table-cell>
        </table:table-row>
        <table:table-row table:style-name="ro1">
          <table:table-cell/>
          <table:table-cell office:value-type="float" office:value="2512900" calcext:value-type="float">
            <text:p>2512900</text:p>
          </table:table-cell>
        </table:table-row>
        <table:table-row table:style-name="ro1">
          <table:table-cell/>
          <table:table-cell office:value-type="float" office:value="2727683" calcext:value-type="float">
            <text:p>2727683</text:p>
          </table:table-cell>
        </table:table-row>
        <table:table-row table:style-name="ro1">
          <table:table-cell/>
          <table:table-cell office:value-type="float" office:value="2738943" calcext:value-type="float">
            <text:p>2738943</text:p>
          </table:table-cell>
        </table:table-row>
        <table:table-row table:style-name="ro1">
          <table:table-cell/>
          <table:table-cell office:value-type="float" office:value="2503396" calcext:value-type="float">
            <text:p>2503396</text:p>
          </table:table-cell>
        </table:table-row>
        <table:table-row table:style-name="ro1">
          <table:table-cell/>
          <table:table-cell office:value-type="float" office:value="2502823" calcext:value-type="float">
            <text:p>2502823</text:p>
          </table:table-cell>
        </table:table-row>
        <table:table-row table:style-name="ro1">
          <table:table-cell/>
          <table:table-cell office:value-type="float" office:value="2517710" calcext:value-type="float">
            <text:p>2517710</text:p>
          </table:table-cell>
        </table:table-row>
        <table:table-row table:style-name="ro1">
          <table:table-cell/>
          <table:table-cell office:value-type="float" office:value="2526108" calcext:value-type="float">
            <text:p>2526108</text:p>
          </table:table-cell>
        </table:table-row>
        <table:table-row table:style-name="ro1">
          <table:table-cell/>
          <table:table-cell office:value-type="float" office:value="2552144" calcext:value-type="float">
            <text:p>2552144</text:p>
          </table:table-cell>
        </table:table-row>
        <table:table-row table:style-name="ro1">
          <table:table-cell/>
          <table:table-cell office:value-type="float" office:value="2514684" calcext:value-type="float">
            <text:p>2514684</text:p>
          </table:table-cell>
        </table:table-row>
        <table:table-row table:style-name="ro1">
          <table:table-cell/>
          <table:table-cell office:value-type="float" office:value="2507731" calcext:value-type="float">
            <text:p>2507731</text:p>
          </table:table-cell>
        </table:table-row>
        <table:table-row table:style-name="ro1">
          <table:table-cell/>
          <table:table-cell office:value-type="float" office:value="2556734" calcext:value-type="float">
            <text:p>2556734</text:p>
          </table:table-cell>
        </table:table-row>
        <table:table-row table:style-name="ro1">
          <table:table-cell/>
          <table:table-cell office:value-type="float" office:value="2508485" calcext:value-type="float">
            <text:p>2508485</text:p>
          </table:table-cell>
        </table:table-row>
        <table:table-row table:style-name="ro1">
          <table:table-cell/>
          <table:table-cell office:value-type="float" office:value="2509437" calcext:value-type="float">
            <text:p>2509437</text:p>
          </table:table-cell>
        </table:table-row>
        <table:table-row table:style-name="ro1">
          <table:table-cell/>
          <table:table-cell office:value-type="float" office:value="2524795" calcext:value-type="float">
            <text:p>2524795</text:p>
          </table:table-cell>
        </table:table-row>
        <table:table-row table:style-name="ro1">
          <table:table-cell/>
          <table:table-cell office:value-type="float" office:value="2506897" calcext:value-type="float">
            <text:p>2506897</text:p>
          </table:table-cell>
        </table:table-row>
        <table:table-row table:style-name="ro1">
          <table:table-cell/>
          <table:table-cell office:value-type="float" office:value="2575742" calcext:value-type="float">
            <text:p>2575742</text:p>
          </table:table-cell>
        </table:table-row>
        <table:table-row table:style-name="ro1">
          <table:table-cell/>
          <table:table-cell office:value-type="float" office:value="2652193" calcext:value-type="float">
            <text:p>2652193</text:p>
          </table:table-cell>
        </table:table-row>
        <table:table-row table:style-name="ro1">
          <table:table-cell/>
          <table:table-cell office:value-type="float" office:value="2548615" calcext:value-type="float">
            <text:p>2548615</text:p>
          </table:table-cell>
        </table:table-row>
        <table:table-row table:style-name="ro1">
          <table:table-cell/>
          <table:table-cell office:value-type="float" office:value="2527037" calcext:value-type="float">
            <text:p>2527037</text:p>
          </table:table-cell>
        </table:table-row>
        <table:table-row table:style-name="ro1">
          <table:table-cell/>
          <table:table-cell office:value-type="float" office:value="2705385" calcext:value-type="float">
            <text:p>2705385</text:p>
          </table:table-cell>
        </table:table-row>
        <table:table-row table:style-name="ro1">
          <table:table-cell/>
          <table:table-cell office:value-type="float" office:value="2734223" calcext:value-type="float">
            <text:p>2734223</text:p>
          </table:table-cell>
        </table:table-row>
        <table:table-row table:style-name="ro1">
          <table:table-cell/>
          <table:table-cell office:value-type="float" office:value="2533624" calcext:value-type="float">
            <text:p>2533624</text:p>
          </table:table-cell>
        </table:table-row>
        <table:table-row table:style-name="ro1">
          <table:table-cell/>
          <table:table-cell office:value-type="float" office:value="2522220" calcext:value-type="float">
            <text:p>2522220</text:p>
          </table:table-cell>
        </table:table-row>
        <table:table-row table:style-name="ro1">
          <table:table-cell/>
          <table:table-cell office:value-type="float" office:value="2510546" calcext:value-type="float">
            <text:p>2510546</text:p>
          </table:table-cell>
        </table:table-row>
        <table:table-row table:style-name="ro1">
          <table:table-cell/>
          <table:table-cell office:value-type="float" office:value="2504481" calcext:value-type="float">
            <text:p>2504481</text:p>
          </table:table-cell>
        </table:table-row>
        <table:table-row table:style-name="ro1">
          <table:table-cell/>
          <table:table-cell office:value-type="float" office:value="2560543" calcext:value-type="float">
            <text:p>2560543</text:p>
          </table:table-cell>
        </table:table-row>
        <table:table-row table:style-name="ro1">
          <table:table-cell/>
          <table:table-cell office:value-type="float" office:value="2522889" calcext:value-type="float">
            <text:p>2522889</text:p>
          </table:table-cell>
        </table:table-row>
        <table:table-row table:style-name="ro1">
          <table:table-cell/>
          <table:table-cell office:value-type="float" office:value="2516847" calcext:value-type="float">
            <text:p>2516847</text:p>
          </table:table-cell>
        </table:table-row>
        <table:table-row table:style-name="ro1">
          <table:table-cell/>
          <table:table-cell office:value-type="float" office:value="2524462" calcext:value-type="float">
            <text:p>2524462</text:p>
          </table:table-cell>
        </table:table-row>
        <table:table-row table:style-name="ro1">
          <table:table-cell/>
          <table:table-cell office:value-type="float" office:value="2524849" calcext:value-type="float">
            <text:p>2524849</text:p>
          </table:table-cell>
        </table:table-row>
        <table:table-row table:style-name="ro1">
          <table:table-cell/>
          <table:table-cell office:value-type="float" office:value="2543111" calcext:value-type="float">
            <text:p>2543111</text:p>
          </table:table-cell>
        </table:table-row>
        <table:table-row table:style-name="ro1">
          <table:table-cell/>
          <table:table-cell office:value-type="float" office:value="2722387" calcext:value-type="float">
            <text:p>2722387</text:p>
          </table:table-cell>
        </table:table-row>
        <table:table-row table:style-name="ro1">
          <table:table-cell/>
          <table:table-cell office:value-type="float" office:value="2709721" calcext:value-type="float">
            <text:p>2709721</text:p>
          </table:table-cell>
        </table:table-row>
        <table:table-row table:style-name="ro1">
          <table:table-cell/>
          <table:table-cell office:value-type="float" office:value="2732963" calcext:value-type="float">
            <text:p>2732963</text:p>
          </table:table-cell>
        </table:table-row>
        <table:table-row table:style-name="ro1">
          <table:table-cell/>
          <table:table-cell office:value-type="float" office:value="2513157" calcext:value-type="float">
            <text:p>2513157</text:p>
          </table:table-cell>
        </table:table-row>
        <table:table-row table:style-name="ro1">
          <table:table-cell/>
          <table:table-cell office:value-type="float" office:value="2560573" calcext:value-type="float">
            <text:p>2560573</text:p>
          </table:table-cell>
        </table:table-row>
        <table:table-row table:style-name="ro1">
          <table:table-cell/>
          <table:table-cell office:value-type="float" office:value="2533920" calcext:value-type="float">
            <text:p>2533920</text:p>
          </table:table-cell>
        </table:table-row>
        <table:table-row table:style-name="ro1">
          <table:table-cell/>
          <table:table-cell office:value-type="float" office:value="2533960" calcext:value-type="float">
            <text:p>2533960</text:p>
          </table:table-cell>
        </table:table-row>
        <table:table-row table:style-name="ro1">
          <table:table-cell/>
          <table:table-cell office:value-type="float" office:value="2512398" calcext:value-type="float">
            <text:p>2512398</text:p>
          </table:table-cell>
        </table:table-row>
        <table:table-row table:style-name="ro1">
          <table:table-cell/>
          <table:table-cell office:value-type="float" office:value="2575670" calcext:value-type="float">
            <text:p>2575670</text:p>
          </table:table-cell>
        </table:table-row>
        <table:table-row table:style-name="ro1">
          <table:table-cell/>
          <table:table-cell office:value-type="float" office:value="2527704" calcext:value-type="float">
            <text:p>2527704</text:p>
          </table:table-cell>
        </table:table-row>
        <table:table-row table:style-name="ro1">
          <table:table-cell/>
          <table:table-cell office:value-type="float" office:value="2536668" calcext:value-type="float">
            <text:p>2536668</text:p>
          </table:table-cell>
        </table:table-row>
        <table:table-row table:style-name="ro1">
          <table:table-cell/>
          <table:table-cell office:value-type="float" office:value="2518585" calcext:value-type="float">
            <text:p>2518585</text:p>
          </table:table-cell>
        </table:table-row>
        <table:table-row table:style-name="ro1">
          <table:table-cell/>
          <table:table-cell office:value-type="float" office:value="2499168" calcext:value-type="float">
            <text:p>2499168</text:p>
          </table:table-cell>
        </table:table-row>
        <table:table-row table:style-name="ro1">
          <table:table-cell/>
          <table:table-cell office:value-type="float" office:value="2501202" calcext:value-type="float">
            <text:p>2501202</text:p>
          </table:table-cell>
        </table:table-row>
        <table:table-row table:style-name="ro1">
          <table:table-cell/>
          <table:table-cell office:value-type="float" office:value="2536235" calcext:value-type="float">
            <text:p>2536235</text:p>
          </table:table-cell>
        </table:table-row>
        <table:table-row table:style-name="ro1">
          <table:table-cell/>
          <table:table-cell office:value-type="float" office:value="2590494" calcext:value-type="float">
            <text:p>2590494</text:p>
          </table:table-cell>
        </table:table-row>
        <table:table-row table:style-name="ro1">
          <table:table-cell/>
          <table:table-cell office:value-type="float" office:value="2555479" calcext:value-type="float">
            <text:p>2555479</text:p>
          </table:table-cell>
        </table:table-row>
        <table:table-row table:style-name="ro1">
          <table:table-cell/>
          <table:table-cell office:value-type="float" office:value="2682705" calcext:value-type="float">
            <text:p>2682705</text:p>
          </table:table-cell>
        </table:table-row>
        <table:table-row table:style-name="ro1">
          <table:table-cell/>
          <table:table-cell office:value-type="float" office:value="2479668" calcext:value-type="float">
            <text:p>2479668</text:p>
          </table:table-cell>
        </table:table-row>
        <table:table-row table:style-name="ro1">
          <table:table-cell/>
          <table:table-cell office:value-type="float" office:value="2486619" calcext:value-type="float">
            <text:p>2486619</text:p>
          </table:table-cell>
        </table:table-row>
        <table:table-row table:style-name="ro1">
          <table:table-cell/>
          <table:table-cell office:value-type="float" office:value="2491868" calcext:value-type="float">
            <text:p>2491868</text:p>
          </table:table-cell>
        </table:table-row>
        <table:table-row table:style-name="ro1">
          <table:table-cell/>
          <table:table-cell office:value-type="float" office:value="2701856" calcext:value-type="float">
            <text:p>2701856</text:p>
          </table:table-cell>
        </table:table-row>
        <table:table-row table:style-name="ro1">
          <table:table-cell/>
          <table:table-cell office:value-type="float" office:value="2520173" calcext:value-type="float">
            <text:p>2520173</text:p>
          </table:table-cell>
        </table:table-row>
        <table:table-row table:style-name="ro1">
          <table:table-cell/>
          <table:table-cell office:value-type="float" office:value="2514609" calcext:value-type="float">
            <text:p>2514609</text:p>
          </table:table-cell>
        </table:table-row>
        <table:table-row table:style-name="ro1">
          <table:table-cell/>
          <table:table-cell office:value-type="float" office:value="2514714" calcext:value-type="float">
            <text:p>2514714</text:p>
          </table:table-cell>
        </table:table-row>
        <table:table-row table:style-name="ro1">
          <table:table-cell/>
          <table:table-cell office:value-type="float" office:value="2544056" calcext:value-type="float">
            <text:p>2544056</text:p>
          </table:table-cell>
        </table:table-row>
        <table:table-row table:style-name="ro1">
          <table:table-cell/>
          <table:table-cell office:value-type="float" office:value="2520822" calcext:value-type="float">
            <text:p>2520822</text:p>
          </table:table-cell>
        </table:table-row>
        <table:table-row table:style-name="ro1">
          <table:table-cell/>
          <table:table-cell office:value-type="float" office:value="2509862" calcext:value-type="float">
            <text:p>2509862</text:p>
          </table:table-cell>
        </table:table-row>
        <table:table-row table:style-name="ro1">
          <table:table-cell/>
          <table:table-cell office:value-type="float" office:value="2511268" calcext:value-type="float">
            <text:p>2511268</text:p>
          </table:table-cell>
        </table:table-row>
        <table:table-row table:style-name="ro1">
          <table:table-cell/>
          <table:table-cell office:value-type="float" office:value="2800006" calcext:value-type="float">
            <text:p>2800006</text:p>
          </table:table-cell>
        </table:table-row>
        <table:table-row table:style-name="ro1">
          <table:table-cell/>
          <table:table-cell office:value-type="float" office:value="2745190" calcext:value-type="float">
            <text:p>2745190</text:p>
          </table:table-cell>
        </table:table-row>
        <table:table-row table:style-name="ro1">
          <table:table-cell/>
          <table:table-cell office:value-type="float" office:value="2749292" calcext:value-type="float">
            <text:p>2749292</text:p>
          </table:table-cell>
        </table:table-row>
        <table:table-row table:style-name="ro1">
          <table:table-cell/>
          <table:table-cell office:value-type="float" office:value="2977500" calcext:value-type="float">
            <text:p>2977500</text:p>
          </table:table-cell>
        </table:table-row>
        <table:table-row table:style-name="ro1">
          <table:table-cell/>
          <table:table-cell office:value-type="float" office:value="2893501" calcext:value-type="float">
            <text:p>2893501</text:p>
          </table:table-cell>
        </table:table-row>
        <table:table-row table:style-name="ro1">
          <table:table-cell/>
          <table:table-cell office:value-type="float" office:value="3136476" calcext:value-type="float">
            <text:p>3136476</text:p>
          </table:table-cell>
        </table:table-row>
        <table:table-row table:style-name="ro1">
          <table:table-cell/>
          <table:table-cell office:value-type="float" office:value="2927227" calcext:value-type="float">
            <text:p>2927227</text:p>
          </table:table-cell>
        </table:table-row>
        <table:table-row table:style-name="ro1">
          <table:table-cell/>
          <table:table-cell office:value-type="float" office:value="2923116" calcext:value-type="float">
            <text:p>2923116</text:p>
          </table:table-cell>
        </table:table-row>
        <table:table-row table:style-name="ro1">
          <table:table-cell/>
          <table:table-cell office:value-type="float" office:value="3051213" calcext:value-type="float">
            <text:p>3051213</text:p>
          </table:table-cell>
        </table:table-row>
        <table:table-row table:style-name="ro1">
          <table:table-cell/>
          <table:table-cell office:value-type="float" office:value="3109516" calcext:value-type="float">
            <text:p>3109516</text:p>
          </table:table-cell>
        </table:table-row>
        <table:table-row table:style-name="ro1">
          <table:table-cell/>
          <table:table-cell office:value-type="float" office:value="2873017" calcext:value-type="float">
            <text:p>2873017</text:p>
          </table:table-cell>
        </table:table-row>
        <table:table-row table:style-name="ro1">
          <table:table-cell/>
          <table:table-cell office:value-type="float" office:value="2900912" calcext:value-type="float">
            <text:p>2900912</text:p>
          </table:table-cell>
        </table:table-row>
        <table:table-row table:style-name="ro1">
          <table:table-cell/>
          <table:table-cell office:value-type="float" office:value="3283138" calcext:value-type="float">
            <text:p>3283138</text:p>
          </table:table-cell>
        </table:table-row>
        <table:table-row table:style-name="ro1">
          <table:table-cell/>
          <table:table-cell office:value-type="float" office:value="4323617" calcext:value-type="float">
            <text:p>4323617</text:p>
          </table:table-cell>
        </table:table-row>
        <table:table-row table:style-name="ro1">
          <table:table-cell/>
          <table:table-cell office:value-type="float" office:value="3731122" calcext:value-type="float">
            <text:p>3731122</text:p>
          </table:table-cell>
        </table:table-row>
        <table:table-row table:style-name="ro1">
          <table:table-cell/>
          <table:table-cell office:value-type="float" office:value="3133386" calcext:value-type="float">
            <text:p>3133386</text:p>
          </table:table-cell>
        </table:table-row>
        <table:table-row table:style-name="ro1">
          <table:table-cell/>
          <table:table-cell office:value-type="float" office:value="3029432" calcext:value-type="float">
            <text:p>3029432</text:p>
          </table:table-cell>
        </table:table-row>
        <table:table-row table:style-name="ro1">
          <table:table-cell/>
          <table:table-cell office:value-type="float" office:value="2888182" calcext:value-type="float">
            <text:p>2888182</text:p>
          </table:table-cell>
        </table:table-row>
        <table:table-row table:style-name="ro1">
          <table:table-cell/>
          <table:table-cell office:value-type="float" office:value="2911379" calcext:value-type="float">
            <text:p>2911379</text:p>
          </table:table-cell>
        </table:table-row>
        <table:table-row table:style-name="ro1">
          <table:table-cell/>
          <table:table-cell office:value-type="float" office:value="2878037" calcext:value-type="float">
            <text:p>2878037</text:p>
          </table:table-cell>
        </table:table-row>
        <table:table-row table:style-name="ro1">
          <table:table-cell/>
          <table:table-cell office:value-type="float" office:value="3033749" calcext:value-type="float">
            <text:p>3033749</text:p>
          </table:table-cell>
        </table:table-row>
        <table:table-row table:style-name="ro1">
          <table:table-cell/>
          <table:table-cell office:value-type="float" office:value="2986461" calcext:value-type="float">
            <text:p>2986461</text:p>
          </table:table-cell>
        </table:table-row>
        <table:table-row table:style-name="ro1">
          <table:table-cell/>
          <table:table-cell office:value-type="float" office:value="2930085" calcext:value-type="float">
            <text:p>2930085</text:p>
          </table:table-cell>
        </table:table-row>
        <table:table-row table:style-name="ro1">
          <table:table-cell/>
          <table:table-cell office:value-type="float" office:value="3275136" calcext:value-type="float">
            <text:p>3275136</text:p>
          </table:table-cell>
        </table:table-row>
        <table:table-row table:style-name="ro1">
          <table:table-cell/>
          <table:table-cell office:value-type="float" office:value="2930928" calcext:value-type="float">
            <text:p>2930928</text:p>
          </table:table-cell>
        </table:table-row>
        <table:table-row table:style-name="ro1">
          <table:table-cell/>
          <table:table-cell office:value-type="float" office:value="3044134" calcext:value-type="float">
            <text:p>3044134</text:p>
          </table:table-cell>
        </table:table-row>
        <table:table-row table:style-name="ro1">
          <table:table-cell/>
          <table:table-cell office:value-type="float" office:value="3763149" calcext:value-type="float">
            <text:p>3763149</text:p>
          </table:table-cell>
        </table:table-row>
        <table:table-row table:style-name="ro1">
          <table:table-cell/>
          <table:table-cell office:value-type="float" office:value="3910575" calcext:value-type="float">
            <text:p>3910575</text:p>
          </table:table-cell>
        </table:table-row>
        <table:table-row table:style-name="ro1">
          <table:table-cell/>
          <table:table-cell office:value-type="float" office:value="3255781" calcext:value-type="float">
            <text:p>3255781</text:p>
          </table:table-cell>
        </table:table-row>
        <table:table-row table:style-name="ro1">
          <table:table-cell/>
          <table:table-cell office:value-type="float" office:value="3037959" calcext:value-type="float">
            <text:p>3037959</text:p>
          </table:table-cell>
        </table:table-row>
        <table:table-row table:style-name="ro1">
          <table:table-cell/>
          <table:table-cell office:value-type="float" office:value="2914226" calcext:value-type="float">
            <text:p>2914226</text:p>
          </table:table-cell>
        </table:table-row>
        <table:table-row table:style-name="ro1">
          <table:table-cell/>
          <table:table-cell office:value-type="float" office:value="2902133" calcext:value-type="float">
            <text:p>2902133</text:p>
          </table:table-cell>
        </table:table-row>
        <table:table-row table:style-name="ro1">
          <table:table-cell/>
          <table:table-cell office:value-type="float" office:value="3025970" calcext:value-type="float">
            <text:p>3025970</text:p>
          </table:table-cell>
        </table:table-row>
        <table:table-row table:style-name="ro1">
          <table:table-cell/>
          <table:table-cell office:value-type="float" office:value="2998952" calcext:value-type="float">
            <text:p>2998952</text:p>
          </table:table-cell>
        </table:table-row>
        <table:table-row table:style-name="ro1">
          <table:table-cell/>
          <table:table-cell office:value-type="float" office:value="2926280" calcext:value-type="float">
            <text:p>2926280</text:p>
          </table:table-cell>
        </table:table-row>
        <table:table-row table:style-name="ro1">
          <table:table-cell/>
          <table:table-cell office:value-type="float" office:value="3442023" calcext:value-type="float">
            <text:p>3442023</text:p>
          </table:table-cell>
        </table:table-row>
        <table:table-row table:style-name="ro1">
          <table:table-cell/>
          <table:table-cell office:value-type="float" office:value="2907796" calcext:value-type="float">
            <text:p>2907796</text:p>
          </table:table-cell>
        </table:table-row>
        <table:table-row table:style-name="ro1">
          <table:table-cell/>
          <table:table-cell office:value-type="float" office:value="3241300" calcext:value-type="float">
            <text:p>3241300</text:p>
          </table:table-cell>
        </table:table-row>
        <table:table-row table:style-name="ro1">
          <table:table-cell/>
          <table:table-cell office:value-type="float" office:value="3903332" calcext:value-type="float">
            <text:p>3903332</text:p>
          </table:table-cell>
        </table:table-row>
        <table:table-row table:style-name="ro1">
          <table:table-cell/>
          <table:table-cell office:value-type="float" office:value="3997866" calcext:value-type="float">
            <text:p>3997866</text:p>
          </table:table-cell>
        </table:table-row>
        <table:table-row table:style-name="ro1">
          <table:table-cell/>
          <table:table-cell office:value-type="float" office:value="3180856" calcext:value-type="float">
            <text:p>3180856</text:p>
          </table:table-cell>
        </table:table-row>
        <table:table-row table:style-name="ro1">
          <table:table-cell/>
          <table:table-cell office:value-type="float" office:value="3036144" calcext:value-type="float">
            <text:p>3036144</text:p>
          </table:table-cell>
        </table:table-row>
        <table:table-row table:style-name="ro1">
          <table:table-cell/>
          <table:table-cell office:value-type="float" office:value="2918324" calcext:value-type="float">
            <text:p>2918324</text:p>
          </table:table-cell>
        </table:table-row>
        <table:table-row table:style-name="ro1">
          <table:table-cell/>
          <table:table-cell office:value-type="float" office:value="3074221" calcext:value-type="float">
            <text:p>3074221</text:p>
          </table:table-cell>
        </table:table-row>
        <table:table-row table:style-name="ro1">
          <table:table-cell/>
          <table:table-cell office:value-type="float" office:value="4512566" calcext:value-type="float">
            <text:p>4512566</text:p>
          </table:table-cell>
        </table:table-row>
        <table:table-row table:style-name="ro1">
          <table:table-cell/>
          <table:table-cell office:value-type="float" office:value="3388330" calcext:value-type="float">
            <text:p>3388330</text:p>
          </table:table-cell>
        </table:table-row>
        <table:table-row table:style-name="ro1">
          <table:table-cell/>
          <table:table-cell office:value-type="float" office:value="3256307" calcext:value-type="float">
            <text:p>3256307</text:p>
          </table:table-cell>
        </table:table-row>
        <table:table-row table:style-name="ro1">
          <table:table-cell/>
          <table:table-cell office:value-type="float" office:value="2926967" calcext:value-type="float">
            <text:p>2926967</text:p>
          </table:table-cell>
        </table:table-row>
        <table:table-row table:style-name="ro1">
          <table:table-cell/>
          <table:table-cell office:value-type="float" office:value="2979090" calcext:value-type="float">
            <text:p>2979090</text:p>
          </table:table-cell>
        </table:table-row>
        <table:table-row table:style-name="ro1">
          <table:table-cell/>
          <table:table-cell office:value-type="float" office:value="3216805" calcext:value-type="float">
            <text:p>3216805</text:p>
          </table:table-cell>
        </table:table-row>
        <table:table-row table:style-name="ro1">
          <table:table-cell/>
          <table:table-cell office:value-type="float" office:value="2900396" calcext:value-type="float">
            <text:p>2900396</text:p>
          </table:table-cell>
        </table:table-row>
        <table:table-row table:style-name="ro1">
          <table:table-cell/>
          <table:table-cell office:value-type="float" office:value="3099366" calcext:value-type="float">
            <text:p>3099366</text:p>
          </table:table-cell>
        </table:table-row>
        <table:table-row table:style-name="ro1">
          <table:table-cell/>
          <table:table-cell office:value-type="float" office:value="4333179" calcext:value-type="float">
            <text:p>4333179</text:p>
          </table:table-cell>
        </table:table-row>
        <table:table-row table:style-name="ro1">
          <table:table-cell/>
          <table:table-cell office:value-type="float" office:value="3704952" calcext:value-type="float">
            <text:p>3704952</text:p>
          </table:table-cell>
        </table:table-row>
        <table:table-row table:style-name="ro1">
          <table:table-cell/>
          <table:table-cell office:value-type="float" office:value="3170618" calcext:value-type="float">
            <text:p>3170618</text:p>
          </table:table-cell>
        </table:table-row>
        <table:table-row table:style-name="ro1">
          <table:table-cell/>
          <table:table-cell office:value-type="float" office:value="2958675" calcext:value-type="float">
            <text:p>2958675</text:p>
          </table:table-cell>
        </table:table-row>
        <table:table-row table:style-name="ro1">
          <table:table-cell/>
          <table:table-cell office:value-type="float" office:value="2962265" calcext:value-type="float">
            <text:p>2962265</text:p>
          </table:table-cell>
        </table:table-row>
        <table:table-row table:style-name="ro1">
          <table:table-cell/>
          <table:table-cell office:value-type="float" office:value="3237520" calcext:value-type="float">
            <text:p>3237520</text:p>
          </table:table-cell>
        </table:table-row>
        <table:table-row table:style-name="ro1">
          <table:table-cell/>
          <table:table-cell office:value-type="float" office:value="2889236" calcext:value-type="float">
            <text:p>2889236</text:p>
          </table:table-cell>
        </table:table-row>
        <table:table-row table:style-name="ro1">
          <table:table-cell/>
          <table:table-cell office:value-type="float" office:value="3285975" calcext:value-type="float">
            <text:p>3285975</text:p>
          </table:table-cell>
        </table:table-row>
        <table:table-row table:style-name="ro1">
          <table:table-cell/>
          <table:table-cell office:value-type="float" office:value="4229011" calcext:value-type="float">
            <text:p>4229011</text:p>
          </table:table-cell>
        </table:table-row>
        <table:table-row table:style-name="ro1">
          <table:table-cell/>
          <table:table-cell office:value-type="float" office:value="3740003" calcext:value-type="float">
            <text:p>3740003</text:p>
          </table:table-cell>
        </table:table-row>
        <table:table-row table:style-name="ro1">
          <table:table-cell/>
          <table:table-cell office:value-type="float" office:value="3296181" calcext:value-type="float">
            <text:p>3296181</text:p>
          </table:table-cell>
        </table:table-row>
        <table:table-row table:style-name="ro1">
          <table:table-cell/>
          <table:table-cell office:value-type="float" office:value="3295336" calcext:value-type="float">
            <text:p>3295336</text:p>
          </table:table-cell>
        </table:table-row>
        <table:table-row table:style-name="ro1">
          <table:table-cell/>
          <table:table-cell office:value-type="float" office:value="3249888" calcext:value-type="float">
            <text:p>3249888</text:p>
          </table:table-cell>
        </table:table-row>
        <table:table-row table:style-name="ro1">
          <table:table-cell/>
          <table:table-cell office:value-type="float" office:value="3043806" calcext:value-type="float">
            <text:p>3043806</text:p>
          </table:table-cell>
        </table:table-row>
        <table:table-row table:style-name="ro1">
          <table:table-cell/>
          <table:table-cell office:value-type="float" office:value="2914388" calcext:value-type="float">
            <text:p>2914388</text:p>
          </table:table-cell>
        </table:table-row>
        <table:table-row table:style-name="ro1">
          <table:table-cell/>
          <table:table-cell office:value-type="float" office:value="3103683" calcext:value-type="float">
            <text:p>3103683</text:p>
          </table:table-cell>
        </table:table-row>
        <table:table-row table:style-name="ro1">
          <table:table-cell/>
          <table:table-cell office:value-type="float" office:value="4370265" calcext:value-type="float">
            <text:p>4370265</text:p>
          </table:table-cell>
        </table:table-row>
        <table:table-row table:style-name="ro1">
          <table:table-cell/>
          <table:table-cell office:value-type="float" office:value="3429078" calcext:value-type="float">
            <text:p>3429078</text:p>
          </table:table-cell>
        </table:table-row>
        <table:table-row table:style-name="ro1">
          <table:table-cell/>
          <table:table-cell office:value-type="float" office:value="3144418" calcext:value-type="float">
            <text:p>3144418</text:p>
          </table:table-cell>
        </table:table-row>
        <table:table-row table:style-name="ro1">
          <table:table-cell/>
          <table:table-cell office:value-type="float" office:value="3448638" calcext:value-type="float">
            <text:p>3448638</text:p>
          </table:table-cell>
        </table:table-row>
        <table:table-row table:style-name="ro1">
          <table:table-cell/>
          <table:table-cell office:value-type="float" office:value="3467628" calcext:value-type="float">
            <text:p>3467628</text:p>
          </table:table-cell>
        </table:table-row>
        <table:table-row table:style-name="ro1">
          <table:table-cell/>
          <table:table-cell office:value-type="float" office:value="3007085" calcext:value-type="float">
            <text:p>3007085</text:p>
          </table:table-cell>
        </table:table-row>
        <table:table-row table:style-name="ro1">
          <table:table-cell/>
          <table:table-cell office:value-type="float" office:value="3098425" calcext:value-type="float">
            <text:p>3098425</text:p>
          </table:table-cell>
        </table:table-row>
        <table:table-row table:style-name="ro1">
          <table:table-cell/>
          <table:table-cell office:value-type="float" office:value="3245793" calcext:value-type="float">
            <text:p>3245793</text:p>
          </table:table-cell>
        </table:table-row>
        <table:table-row table:style-name="ro1">
          <table:table-cell/>
          <table:table-cell office:value-type="float" office:value="4854344" calcext:value-type="float">
            <text:p>4854344</text:p>
          </table:table-cell>
        </table:table-row>
        <table:table-row table:style-name="ro1">
          <table:table-cell/>
          <table:table-cell office:value-type="float" office:value="3382597" calcext:value-type="float">
            <text:p>3382597</text:p>
          </table:table-cell>
        </table:table-row>
        <table:table-row table:style-name="ro1">
          <table:table-cell/>
          <table:table-cell office:value-type="float" office:value="3076064" calcext:value-type="float">
            <text:p>3076064</text:p>
          </table:table-cell>
        </table:table-row>
        <table:table-row table:style-name="ro1">
          <table:table-cell/>
          <table:table-cell office:value-type="float" office:value="3345835" calcext:value-type="float">
            <text:p>3345835</text:p>
          </table:table-cell>
        </table:table-row>
        <table:table-row table:style-name="ro1">
          <table:table-cell/>
          <table:table-cell office:value-type="float" office:value="3150241" calcext:value-type="float">
            <text:p>3150241</text:p>
          </table:table-cell>
        </table:table-row>
        <table:table-row table:style-name="ro1">
          <table:table-cell/>
          <table:table-cell office:value-type="float" office:value="3169058" calcext:value-type="float">
            <text:p>3169058</text:p>
          </table:table-cell>
        </table:table-row>
        <table:table-row table:style-name="ro1">
          <table:table-cell/>
          <table:table-cell office:value-type="float" office:value="3100258" calcext:value-type="float">
            <text:p>3100258</text:p>
          </table:table-cell>
        </table:table-row>
        <table:table-row table:style-name="ro1">
          <table:table-cell/>
          <table:table-cell office:value-type="float" office:value="3073097" calcext:value-type="float">
            <text:p>3073097</text:p>
          </table:table-cell>
        </table:table-row>
        <table:table-row table:style-name="ro1">
          <table:table-cell/>
          <table:table-cell office:value-type="float" office:value="3109794" calcext:value-type="float">
            <text:p>3109794</text:p>
          </table:table-cell>
        </table:table-row>
        <table:table-row table:style-name="ro1">
          <table:table-cell/>
          <table:table-cell office:value-type="float" office:value="3060394" calcext:value-type="float">
            <text:p>3060394</text:p>
          </table:table-cell>
        </table:table-row>
        <table:table-row table:style-name="ro1">
          <table:table-cell/>
          <table:table-cell office:value-type="float" office:value="4480458" calcext:value-type="float">
            <text:p>4480458</text:p>
          </table:table-cell>
        </table:table-row>
        <table:table-row table:style-name="ro1">
          <table:table-cell/>
          <table:table-cell office:value-type="float" office:value="3546563" calcext:value-type="float">
            <text:p>3546563</text:p>
          </table:table-cell>
        </table:table-row>
        <table:table-row table:style-name="ro1">
          <table:table-cell/>
          <table:table-cell office:value-type="float" office:value="3144747" calcext:value-type="float">
            <text:p>3144747</text:p>
          </table:table-cell>
        </table:table-row>
        <table:table-row table:style-name="ro1">
          <table:table-cell/>
          <table:table-cell office:value-type="float" office:value="3162927" calcext:value-type="float">
            <text:p>3162927</text:p>
          </table:table-cell>
        </table:table-row>
        <table:table-row table:style-name="ro1">
          <table:table-cell/>
          <table:table-cell office:value-type="float" office:value="2933964" calcext:value-type="float">
            <text:p>2933964</text:p>
          </table:table-cell>
        </table:table-row>
        <table:table-row table:style-name="ro1">
          <table:table-cell/>
          <table:table-cell office:value-type="float" office:value="3079159" calcext:value-type="float">
            <text:p>3079159</text:p>
          </table:table-cell>
        </table:table-row>
        <table:table-row table:style-name="ro1">
          <table:table-cell/>
          <table:table-cell office:value-type="float" office:value="2906446" calcext:value-type="float">
            <text:p>2906446</text:p>
          </table:table-cell>
        </table:table-row>
        <table:table-row table:style-name="ro1">
          <table:table-cell/>
          <table:table-cell office:value-type="float" office:value="3021609" calcext:value-type="float">
            <text:p>3021609</text:p>
          </table:table-cell>
        </table:table-row>
        <table:table-row table:style-name="ro1">
          <table:table-cell/>
          <table:table-cell office:value-type="float" office:value="3807166" calcext:value-type="float">
            <text:p>3807166</text:p>
          </table:table-cell>
        </table:table-row>
        <table:table-row table:style-name="ro1">
          <table:table-cell/>
          <table:table-cell office:value-type="float" office:value="3895646" calcext:value-type="float">
            <text:p>3895646</text:p>
          </table:table-cell>
        </table:table-row>
        <table:table-row table:style-name="ro1">
          <table:table-cell/>
          <table:table-cell office:value-type="float" office:value="3420019" calcext:value-type="float">
            <text:p>3420019</text:p>
          </table:table-cell>
        </table:table-row>
        <table:table-row table:style-name="ro1">
          <table:table-cell/>
          <table:table-cell office:value-type="float" office:value="3009770" calcext:value-type="float">
            <text:p>3009770</text:p>
          </table:table-cell>
        </table:table-row>
        <table:table-row table:style-name="ro1">
          <table:table-cell/>
          <table:table-cell office:value-type="float" office:value="3087923" calcext:value-type="float">
            <text:p>3087923</text:p>
          </table:table-cell>
        </table:table-row>
        <table:table-row table:style-name="ro1">
          <table:table-cell/>
          <table:table-cell office:value-type="float" office:value="3297071" calcext:value-type="float">
            <text:p>3297071</text:p>
          </table:table-cell>
        </table:table-row>
        <table:table-row table:style-name="ro1">
          <table:table-cell/>
          <table:table-cell office:value-type="float" office:value="2894025" calcext:value-type="float">
            <text:p>2894025</text:p>
          </table:table-cell>
        </table:table-row>
        <table:table-row table:style-name="ro1">
          <table:table-cell/>
          <table:table-cell office:value-type="float" office:value="3014396" calcext:value-type="float">
            <text:p>3014396</text:p>
          </table:table-cell>
        </table:table-row>
        <table:table-row table:style-name="ro1">
          <table:table-cell/>
          <table:table-cell office:value-type="float" office:value="3006962" calcext:value-type="float">
            <text:p>3006962</text:p>
          </table:table-cell>
        </table:table-row>
        <table:table-row table:style-name="ro1">
          <table:table-cell/>
          <table:table-cell office:value-type="float" office:value="2901185" calcext:value-type="float">
            <text:p>2901185</text:p>
          </table:table-cell>
        </table:table-row>
        <table:table-row table:style-name="ro1">
          <table:table-cell/>
          <table:table-cell office:value-type="float" office:value="3064802" calcext:value-type="float">
            <text:p>3064802</text:p>
          </table:table-cell>
        </table:table-row>
        <table:table-row table:style-name="ro1">
          <table:table-cell/>
          <table:table-cell office:value-type="float" office:value="4503259" calcext:value-type="float">
            <text:p>4503259</text:p>
          </table:table-cell>
        </table:table-row>
        <table:table-row table:style-name="ro1">
          <table:table-cell/>
          <table:table-cell office:value-type="float" office:value="3568454" calcext:value-type="float">
            <text:p>3568454</text:p>
          </table:table-cell>
        </table:table-row>
        <table:table-row table:style-name="ro1">
          <table:table-cell/>
          <table:table-cell office:value-type="float" office:value="3071365" calcext:value-type="float">
            <text:p>3071365</text:p>
          </table:table-cell>
        </table:table-row>
        <table:table-row table:style-name="ro1">
          <table:table-cell/>
          <table:table-cell office:value-type="float" office:value="3301902" calcext:value-type="float">
            <text:p>3301902</text:p>
          </table:table-cell>
        </table:table-row>
        <table:table-row table:style-name="ro1">
          <table:table-cell/>
          <table:table-cell office:value-type="float" office:value="3201912" calcext:value-type="float">
            <text:p>3201912</text:p>
          </table:table-cell>
        </table:table-row>
        <table:table-row table:style-name="ro1">
          <table:table-cell/>
          <table:table-cell office:value-type="float" office:value="3015041" calcext:value-type="float">
            <text:p>3015041</text:p>
          </table:table-cell>
        </table:table-row>
        <table:table-row table:style-name="ro1">
          <table:table-cell/>
          <table:table-cell office:value-type="float" office:value="2905701" calcext:value-type="float">
            <text:p>2905701</text:p>
          </table:table-cell>
        </table:table-row>
        <table:table-row table:style-name="ro1">
          <table:table-cell/>
          <table:table-cell office:value-type="float" office:value="3221021" calcext:value-type="float">
            <text:p>3221021</text:p>
          </table:table-cell>
        </table:table-row>
        <table:table-row table:style-name="ro1">
          <table:table-cell/>
          <table:table-cell office:value-type="float" office:value="4535075" calcext:value-type="float">
            <text:p>4535075</text:p>
          </table:table-cell>
        </table:table-row>
        <table:table-row table:style-name="ro1">
          <table:table-cell/>
          <table:table-cell office:value-type="float" office:value="3391962" calcext:value-type="float">
            <text:p>3391962</text:p>
          </table:table-cell>
        </table:table-row>
        <table:table-row table:style-name="ro1">
          <table:table-cell/>
          <table:table-cell office:value-type="float" office:value="3083502" calcext:value-type="float">
            <text:p>3083502</text:p>
          </table:table-cell>
        </table:table-row>
        <table:table-row table:style-name="ro1">
          <table:table-cell/>
          <table:table-cell office:value-type="float" office:value="3295107" calcext:value-type="float">
            <text:p>3295107</text:p>
          </table:table-cell>
        </table:table-row>
        <table:table-row table:style-name="ro1">
          <table:table-cell/>
          <table:table-cell office:value-type="float" office:value="3238814" calcext:value-type="float">
            <text:p>3238814</text:p>
          </table:table-cell>
        </table:table-row>
        <table:table-row table:style-name="ro1">
          <table:table-cell/>
          <table:table-cell office:value-type="float" office:value="3017115" calcext:value-type="float">
            <text:p>3017115</text:p>
          </table:table-cell>
        </table:table-row>
        <table:table-row table:style-name="ro1">
          <table:table-cell/>
          <table:table-cell office:value-type="float" office:value="2911566" calcext:value-type="float">
            <text:p>2911566</text:p>
          </table:table-cell>
        </table:table-row>
        <table:table-row table:style-name="ro1">
          <table:table-cell/>
          <table:table-cell office:value-type="float" office:value="3073200" calcext:value-type="float">
            <text:p>3073200</text:p>
          </table:table-cell>
        </table:table-row>
        <table:table-row table:style-name="ro1">
          <table:table-cell/>
          <table:table-cell office:value-type="float" office:value="4489571" calcext:value-type="float">
            <text:p>4489571</text:p>
          </table:table-cell>
        </table:table-row>
        <table:table-row table:style-name="ro1">
          <table:table-cell/>
          <table:table-cell office:value-type="float" office:value="3391555" calcext:value-type="float">
            <text:p>3391555</text:p>
          </table:table-cell>
        </table:table-row>
        <table:table-row table:style-name="ro1">
          <table:table-cell/>
          <table:table-cell office:value-type="float" office:value="3096066" calcext:value-type="float">
            <text:p>3096066</text:p>
          </table:table-cell>
        </table:table-row>
        <table:table-row table:style-name="ro1">
          <table:table-cell/>
          <table:table-cell office:value-type="float" office:value="3293912" calcext:value-type="float">
            <text:p>3293912</text:p>
          </table:table-cell>
        </table:table-row>
        <table:table-row table:style-name="ro1">
          <table:table-cell/>
          <table:table-cell office:value-type="float" office:value="3246902" calcext:value-type="float">
            <text:p>3246902</text:p>
          </table:table-cell>
        </table:table-row>
        <table:table-row table:style-name="ro1">
          <table:table-cell/>
          <table:table-cell office:value-type="float" office:value="3032313" calcext:value-type="float">
            <text:p>3032313</text:p>
          </table:table-cell>
        </table:table-row>
        <table:table-row table:style-name="ro1">
          <table:table-cell/>
          <table:table-cell office:value-type="float" office:value="2899766" calcext:value-type="float">
            <text:p>2899766</text:p>
          </table:table-cell>
        </table:table-row>
        <table:table-row table:style-name="ro1">
          <table:table-cell/>
          <table:table-cell office:value-type="float" office:value="3077858" calcext:value-type="float">
            <text:p>3077858</text:p>
          </table:table-cell>
        </table:table-row>
        <table:table-row table:style-name="ro1">
          <table:table-cell/>
          <table:table-cell office:value-type="float" office:value="4345478" calcext:value-type="float">
            <text:p>4345478</text:p>
          </table:table-cell>
        </table:table-row>
        <table:table-row table:style-name="ro1">
          <table:table-cell/>
          <table:table-cell office:value-type="float" office:value="3421461" calcext:value-type="float">
            <text:p>3421461</text:p>
          </table:table-cell>
        </table:table-row>
        <table:table-row table:style-name="ro1">
          <table:table-cell/>
          <table:table-cell office:value-type="float" office:value="3381147" calcext:value-type="float">
            <text:p>3381147</text:p>
          </table:table-cell>
        </table:table-row>
        <table:table-row table:style-name="ro1">
          <table:table-cell/>
          <table:table-cell office:value-type="float" office:value="3289730" calcext:value-type="float">
            <text:p>3289730</text:p>
          </table:table-cell>
        </table:table-row>
        <table:table-row table:style-name="ro1">
          <table:table-cell/>
          <table:table-cell office:value-type="float" office:value="3230951" calcext:value-type="float">
            <text:p>3230951</text:p>
          </table:table-cell>
        </table:table-row>
        <table:table-row table:style-name="ro1">
          <table:table-cell/>
          <table:table-cell office:value-type="float" office:value="3049785" calcext:value-type="float">
            <text:p>3049785</text:p>
          </table:table-cell>
        </table:table-row>
        <table:table-row table:style-name="ro1">
          <table:table-cell/>
          <table:table-cell office:value-type="float" office:value="2888887" calcext:value-type="float">
            <text:p>2888887</text:p>
          </table:table-cell>
        </table:table-row>
        <table:table-row table:style-name="ro1">
          <table:table-cell/>
          <table:table-cell office:value-type="float" office:value="3067183" calcext:value-type="float">
            <text:p>3067183</text:p>
          </table:table-cell>
        </table:table-row>
        <table:table-row table:style-name="ro1">
          <table:table-cell/>
          <table:table-cell office:value-type="float" office:value="4381931" calcext:value-type="float">
            <text:p>4381931</text:p>
          </table:table-cell>
        </table:table-row>
        <table:table-row table:style-name="ro1">
          <table:table-cell/>
          <table:table-cell office:value-type="float" office:value="3416312" calcext:value-type="float">
            <text:p>3416312</text:p>
          </table:table-cell>
        </table:table-row>
        <table:table-row table:style-name="ro1">
          <table:table-cell/>
          <table:table-cell office:value-type="float" office:value="3135333" calcext:value-type="float">
            <text:p>3135333</text:p>
          </table:table-cell>
        </table:table-row>
        <table:table-row table:style-name="ro1">
          <table:table-cell/>
          <table:table-cell office:value-type="float" office:value="3424768" calcext:value-type="float">
            <text:p>3424768</text:p>
          </table:table-cell>
        </table:table-row>
        <table:table-row table:style-name="ro1">
          <table:table-cell/>
          <table:table-cell office:value-type="float" office:value="3231132" calcext:value-type="float">
            <text:p>3231132</text:p>
          </table:table-cell>
        </table:table-row>
        <table:table-row table:style-name="ro1">
          <table:table-cell/>
          <table:table-cell office:value-type="float" office:value="3010541" calcext:value-type="float">
            <text:p>3010541</text:p>
          </table:table-cell>
        </table:table-row>
        <table:table-row table:style-name="ro1">
          <table:table-cell/>
          <table:table-cell office:value-type="float" office:value="2895157" calcext:value-type="float">
            <text:p>2895157</text:p>
          </table:table-cell>
        </table:table-row>
        <table:table-row table:style-name="ro1">
          <table:table-cell/>
          <table:table-cell office:value-type="float" office:value="3080163" calcext:value-type="float">
            <text:p>3080163</text:p>
          </table:table-cell>
        </table:table-row>
        <table:table-row table:style-name="ro1">
          <table:table-cell/>
          <table:table-cell office:value-type="float" office:value="4319872" calcext:value-type="float">
            <text:p>4319872</text:p>
          </table:table-cell>
        </table:table-row>
        <table:table-row table:style-name="ro1">
          <table:table-cell/>
          <table:table-cell office:value-type="float" office:value="3464629" calcext:value-type="float">
            <text:p>3464629</text:p>
          </table:table-cell>
        </table:table-row>
        <table:table-row table:style-name="ro1">
          <table:table-cell/>
          <table:table-cell office:value-type="float" office:value="3133193" calcext:value-type="float">
            <text:p>3133193</text:p>
          </table:table-cell>
        </table:table-row>
        <table:table-row table:style-name="ro1">
          <table:table-cell/>
          <table:table-cell office:value-type="float" office:value="3242273" calcext:value-type="float">
            <text:p>3242273</text:p>
          </table:table-cell>
        </table:table-row>
        <table:table-row table:style-name="ro1">
          <table:table-cell/>
          <table:table-cell office:value-type="float" office:value="3262535" calcext:value-type="float">
            <text:p>3262535</text:p>
          </table:table-cell>
        </table:table-row>
        <table:table-row table:style-name="ro1">
          <table:table-cell/>
          <table:table-cell office:value-type="float" office:value="3031960" calcext:value-type="float">
            <text:p>3031960</text:p>
          </table:table-cell>
        </table:table-row>
        <table:table-row table:style-name="ro1">
          <table:table-cell/>
          <table:table-cell office:value-type="float" office:value="2893329" calcext:value-type="float">
            <text:p>2893329</text:p>
          </table:table-cell>
        </table:table-row>
        <table:table-row table:style-name="ro1">
          <table:table-cell/>
          <table:table-cell office:value-type="float" office:value="3056032" calcext:value-type="float">
            <text:p>3056032</text:p>
          </table:table-cell>
        </table:table-row>
        <table:table-row table:style-name="ro1">
          <table:table-cell/>
          <table:table-cell office:value-type="float" office:value="4550871" calcext:value-type="float">
            <text:p>4550871</text:p>
          </table:table-cell>
        </table:table-row>
        <table:table-row table:style-name="ro1">
          <table:table-cell/>
          <table:table-cell office:value-type="float" office:value="3595198" calcext:value-type="float">
            <text:p>3595198</text:p>
          </table:table-cell>
        </table:table-row>
        <table:table-row table:style-name="ro1">
          <table:table-cell/>
          <table:table-cell office:value-type="float" office:value="3183521" calcext:value-type="float">
            <text:p>3183521</text:p>
          </table:table-cell>
        </table:table-row>
        <table:table-row table:style-name="ro1">
          <table:table-cell/>
          <table:table-cell office:value-type="float" office:value="3466235" calcext:value-type="float">
            <text:p>3466235</text:p>
          </table:table-cell>
        </table:table-row>
        <table:table-row table:style-name="ro1">
          <table:table-cell/>
          <table:table-cell office:value-type="float" office:value="3211970" calcext:value-type="float">
            <text:p>3211970</text:p>
          </table:table-cell>
        </table:table-row>
        <table:table-row table:style-name="ro1">
          <table:table-cell/>
          <table:table-cell office:value-type="float" office:value="3181968" calcext:value-type="float">
            <text:p>3181968</text:p>
          </table:table-cell>
        </table:table-row>
        <table:table-row table:style-name="ro1">
          <table:table-cell/>
          <table:table-cell office:value-type="float" office:value="3323908" calcext:value-type="float">
            <text:p>3323908</text:p>
          </table:table-cell>
        </table:table-row>
        <table:table-row table:style-name="ro1">
          <table:table-cell/>
          <table:table-cell office:value-type="float" office:value="3076943" calcext:value-type="float">
            <text:p>3076943</text:p>
          </table:table-cell>
        </table:table-row>
        <table:table-row table:style-name="ro1">
          <table:table-cell/>
          <table:table-cell office:value-type="float" office:value="3382606" calcext:value-type="float">
            <text:p>3382606</text:p>
          </table:table-cell>
        </table:table-row>
        <table:table-row table:style-name="ro1">
          <table:table-cell/>
          <table:table-cell office:value-type="float" office:value="3130424" calcext:value-type="float">
            <text:p>3130424</text:p>
          </table:table-cell>
        </table:table-row>
        <table:table-row table:style-name="ro1">
          <table:table-cell/>
          <table:table-cell office:value-type="float" office:value="3254692" calcext:value-type="float">
            <text:p>3254692</text:p>
          </table:table-cell>
        </table:table-row>
        <table:table-row table:style-name="ro1">
          <table:table-cell/>
          <table:table-cell office:value-type="float" office:value="3263115" calcext:value-type="float">
            <text:p>3263115</text:p>
          </table:table-cell>
        </table:table-row>
        <table:table-row table:style-name="ro1">
          <table:table-cell/>
          <table:table-cell office:value-type="float" office:value="3129084" calcext:value-type="float">
            <text:p>3129084</text:p>
          </table:table-cell>
        </table:table-row>
        <table:table-row table:style-name="ro1">
          <table:table-cell/>
          <table:table-cell office:value-type="float" office:value="3343429" calcext:value-type="float">
            <text:p>3343429</text:p>
          </table:table-cell>
        </table:table-row>
        <table:table-row table:style-name="ro1">
          <table:table-cell/>
          <table:table-cell office:value-type="float" office:value="3073450" calcext:value-type="float">
            <text:p>3073450</text:p>
          </table:table-cell>
        </table:table-row>
        <table:table-row table:style-name="ro1">
          <table:table-cell/>
          <table:table-cell office:value-type="float" office:value="3341758" calcext:value-type="float">
            <text:p>3341758</text:p>
          </table:table-cell>
        </table:table-row>
        <table:table-row table:style-name="ro1">
          <table:table-cell/>
          <table:table-cell office:value-type="float" office:value="3160059" calcext:value-type="float">
            <text:p>3160059</text:p>
          </table:table-cell>
        </table:table-row>
        <table:table-row table:style-name="ro1">
          <table:table-cell/>
          <table:table-cell office:value-type="float" office:value="3201455" calcext:value-type="float">
            <text:p>3201455</text:p>
          </table:table-cell>
        </table:table-row>
        <table:table-row table:style-name="ro1">
          <table:table-cell/>
          <table:table-cell office:value-type="float" office:value="3280902" calcext:value-type="float">
            <text:p>3280902</text:p>
          </table:table-cell>
        </table:table-row>
        <table:table-row table:style-name="ro1">
          <table:table-cell/>
          <table:table-cell office:value-type="float" office:value="3054835" calcext:value-type="float">
            <text:p>3054835</text:p>
          </table:table-cell>
        </table:table-row>
        <table:table-row table:style-name="ro1">
          <table:table-cell/>
          <table:table-cell office:value-type="float" office:value="2906098" calcext:value-type="float">
            <text:p>2906098</text:p>
          </table:table-cell>
        </table:table-row>
        <table:table-row table:style-name="ro1">
          <table:table-cell/>
          <table:table-cell office:value-type="float" office:value="3052736" calcext:value-type="float">
            <text:p>3052736</text:p>
          </table:table-cell>
        </table:table-row>
        <table:table-row table:style-name="ro1">
          <table:table-cell/>
          <table:table-cell office:value-type="float" office:value="4282545" calcext:value-type="float">
            <text:p>4282545</text:p>
          </table:table-cell>
        </table:table-row>
        <table:table-row table:style-name="ro1">
          <table:table-cell/>
          <table:table-cell office:value-type="float" office:value="3610998" calcext:value-type="float">
            <text:p>3610998</text:p>
          </table:table-cell>
        </table:table-row>
        <table:table-row table:style-name="ro1">
          <table:table-cell/>
          <table:table-cell office:value-type="float" office:value="3182273" calcext:value-type="float">
            <text:p>3182273</text:p>
          </table:table-cell>
        </table:table-row>
        <table:table-row table:style-name="ro1">
          <table:table-cell/>
          <table:table-cell office:value-type="float" office:value="3200085" calcext:value-type="float">
            <text:p>3200085</text:p>
          </table:table-cell>
        </table:table-row>
        <table:table-row table:style-name="ro1">
          <table:table-cell/>
          <table:table-cell office:value-type="float" office:value="3607490" calcext:value-type="float">
            <text:p>3607490</text:p>
          </table:table-cell>
        </table:table-row>
        <table:table-row table:style-name="ro1">
          <table:table-cell/>
          <table:table-cell office:value-type="float" office:value="3151405" calcext:value-type="float">
            <text:p>3151405</text:p>
          </table:table-cell>
        </table:table-row>
        <table:table-row table:style-name="ro1">
          <table:table-cell/>
          <table:table-cell office:value-type="float" office:value="3549856" calcext:value-type="float">
            <text:p>3549856</text:p>
          </table:table-cell>
        </table:table-row>
        <table:table-row table:style-name="ro1">
          <table:table-cell/>
          <table:table-cell office:value-type="float" office:value="3080356" calcext:value-type="float">
            <text:p>3080356</text:p>
          </table:table-cell>
        </table:table-row>
        <table:table-row table:style-name="ro1">
          <table:table-cell/>
          <table:table-cell office:value-type="float" office:value="3580732" calcext:value-type="float">
            <text:p>3580732</text:p>
          </table:table-cell>
        </table:table-row>
        <table:table-row table:style-name="ro1">
          <table:table-cell/>
          <table:table-cell office:value-type="float" office:value="3132504" calcext:value-type="float">
            <text:p>3132504</text:p>
          </table:table-cell>
        </table:table-row>
        <table:table-row table:style-name="ro1">
          <table:table-cell/>
          <table:table-cell office:value-type="float" office:value="3522057" calcext:value-type="float">
            <text:p>3522057</text:p>
          </table:table-cell>
        </table:table-row>
        <table:table-row table:style-name="ro1">
          <table:table-cell/>
          <table:table-cell office:value-type="float" office:value="3205787" calcext:value-type="float">
            <text:p>3205787</text:p>
          </table:table-cell>
        </table:table-row>
        <table:table-row table:style-name="ro1">
          <table:table-cell/>
          <table:table-cell office:value-type="float" office:value="3024243" calcext:value-type="float">
            <text:p>3024243</text:p>
          </table:table-cell>
        </table:table-row>
        <table:table-row table:style-name="ro1">
          <table:table-cell/>
          <table:table-cell office:value-type="float" office:value="2869120" calcext:value-type="float">
            <text:p>2869120</text:p>
          </table:table-cell>
        </table:table-row>
        <table:table-row table:style-name="ro1">
          <table:table-cell/>
          <table:table-cell office:value-type="float" office:value="3117895" calcext:value-type="float">
            <text:p>3117895</text:p>
          </table:table-cell>
        </table:table-row>
        <table:table-row table:style-name="ro1">
          <table:table-cell/>
          <table:table-cell office:value-type="float" office:value="4432588" calcext:value-type="float">
            <text:p>4432588</text:p>
          </table:table-cell>
        </table:table-row>
        <table:table-row table:style-name="ro1">
          <table:table-cell/>
          <table:table-cell office:value-type="float" office:value="3401752" calcext:value-type="float">
            <text:p>3401752</text:p>
          </table:table-cell>
        </table:table-row>
        <table:table-row table:style-name="ro1">
          <table:table-cell/>
          <table:table-cell office:value-type="float" office:value="3091962" calcext:value-type="float">
            <text:p>3091962</text:p>
          </table:table-cell>
        </table:table-row>
        <table:table-row table:style-name="ro1">
          <table:table-cell/>
          <table:table-cell office:value-type="float" office:value="3243418" calcext:value-type="float">
            <text:p>3243418</text:p>
          </table:table-cell>
        </table:table-row>
        <table:table-row table:style-name="ro1">
          <table:table-cell/>
          <table:table-cell office:value-type="float" office:value="3261992" calcext:value-type="float">
            <text:p>3261992</text:p>
          </table:table-cell>
        </table:table-row>
        <table:table-row table:style-name="ro1">
          <table:table-cell/>
          <table:table-cell office:value-type="float" office:value="3151714" calcext:value-type="float">
            <text:p>3151714</text:p>
          </table:table-cell>
        </table:table-row>
        <table:table-row table:style-name="ro1">
          <table:table-cell/>
          <table:table-cell office:value-type="float" office:value="3383015" calcext:value-type="float">
            <text:p>3383015</text:p>
          </table:table-cell>
        </table:table-row>
        <table:table-row table:style-name="ro1">
          <table:table-cell/>
          <table:table-cell office:value-type="float" office:value="3071477" calcext:value-type="float">
            <text:p>3071477</text:p>
          </table:table-cell>
        </table:table-row>
        <table:table-row table:style-name="ro1">
          <table:table-cell/>
          <table:table-cell office:value-type="float" office:value="3360200" calcext:value-type="float">
            <text:p>3360200</text:p>
          </table:table-cell>
        </table:table-row>
        <table:table-row table:style-name="ro1">
          <table:table-cell/>
          <table:table-cell office:value-type="float" office:value="3142766" calcext:value-type="float">
            <text:p>3142766</text:p>
          </table:table-cell>
        </table:table-row>
        <table:table-row table:style-name="ro1">
          <table:table-cell/>
          <table:table-cell office:value-type="float" office:value="3292550" calcext:value-type="float">
            <text:p>3292550</text:p>
          </table:table-cell>
        </table:table-row>
        <table:table-row table:style-name="ro1">
          <table:table-cell/>
          <table:table-cell office:value-type="float" office:value="3283373" calcext:value-type="float">
            <text:p>3283373</text:p>
          </table:table-cell>
        </table:table-row>
        <table:table-row table:style-name="ro1">
          <table:table-cell/>
          <table:table-cell office:value-type="float" office:value="3057820" calcext:value-type="float">
            <text:p>3057820</text:p>
          </table:table-cell>
        </table:table-row>
        <table:table-row table:style-name="ro1">
          <table:table-cell/>
          <table:table-cell office:value-type="float" office:value="2883890" calcext:value-type="float">
            <text:p>2883890</text:p>
          </table:table-cell>
        </table:table-row>
        <table:table-row table:style-name="ro1">
          <table:table-cell/>
          <table:table-cell office:value-type="float" office:value="3081427" calcext:value-type="float">
            <text:p>3081427</text:p>
          </table:table-cell>
        </table:table-row>
        <table:table-row table:style-name="ro1">
          <table:table-cell/>
          <table:table-cell office:value-type="float" office:value="4141198" calcext:value-type="float">
            <text:p>4141198</text:p>
          </table:table-cell>
        </table:table-row>
        <table:table-row table:style-name="ro1">
          <table:table-cell/>
          <table:table-cell office:value-type="float" office:value="3573348" calcext:value-type="float">
            <text:p>3573348</text:p>
          </table:table-cell>
        </table:table-row>
        <table:table-row table:style-name="ro1">
          <table:table-cell/>
          <table:table-cell office:value-type="float" office:value="3156504" calcext:value-type="float">
            <text:p>3156504</text:p>
          </table:table-cell>
        </table:table-row>
        <table:table-row table:style-name="ro1">
          <table:table-cell/>
          <table:table-cell office:value-type="float" office:value="3179927" calcext:value-type="float">
            <text:p>3179927</text:p>
          </table:table-cell>
        </table:table-row>
        <table:table-row table:style-name="ro1">
          <table:table-cell/>
          <table:table-cell office:value-type="float" office:value="3527956" calcext:value-type="float">
            <text:p>3527956</text:p>
          </table:table-cell>
        </table:table-row>
        <table:table-row table:style-name="ro1">
          <table:table-cell/>
          <table:table-cell office:value-type="float" office:value="3428834" calcext:value-type="float">
            <text:p>3428834</text:p>
          </table:table-cell>
        </table:table-row>
        <table:table-row table:style-name="ro1">
          <table:table-cell/>
          <table:table-cell office:value-type="float" office:value="3340281" calcext:value-type="float">
            <text:p>3340281</text:p>
          </table:table-cell>
        </table:table-row>
        <table:table-row table:style-name="ro1">
          <table:table-cell/>
          <table:table-cell office:value-type="float" office:value="3082012" calcext:value-type="float">
            <text:p>3082012</text:p>
          </table:table-cell>
        </table:table-row>
        <table:table-row table:style-name="ro1">
          <table:table-cell/>
          <table:table-cell office:value-type="float" office:value="3374470" calcext:value-type="float">
            <text:p>3374470</text:p>
          </table:table-cell>
        </table:table-row>
        <table:table-row table:style-name="ro1">
          <table:table-cell/>
          <table:table-cell office:value-type="float" office:value="3136450" calcext:value-type="float">
            <text:p>3136450</text:p>
          </table:table-cell>
        </table:table-row>
        <table:table-row table:style-name="ro1">
          <table:table-cell/>
          <table:table-cell office:value-type="float" office:value="3226675" calcext:value-type="float">
            <text:p>3226675</text:p>
          </table:table-cell>
        </table:table-row>
        <table:table-row table:style-name="ro1">
          <table:table-cell/>
          <table:table-cell office:value-type="float" office:value="3271927" calcext:value-type="float">
            <text:p>3271927</text:p>
          </table:table-cell>
        </table:table-row>
        <table:table-row table:style-name="ro1">
          <table:table-cell/>
          <table:table-cell office:value-type="float" office:value="3032382" calcext:value-type="float">
            <text:p>3032382</text:p>
          </table:table-cell>
        </table:table-row>
        <table:table-row table:style-name="ro1">
          <table:table-cell/>
          <table:table-cell office:value-type="float" office:value="2898201" calcext:value-type="float">
            <text:p>2898201</text:p>
          </table:table-cell>
        </table:table-row>
        <table:table-row table:style-name="ro1">
          <table:table-cell/>
          <table:table-cell office:value-type="float" office:value="3053587" calcext:value-type="float">
            <text:p>3053587</text:p>
          </table:table-cell>
        </table:table-row>
        <table:table-row table:style-name="ro1">
          <table:table-cell/>
          <table:table-cell office:value-type="float" office:value="4071153" calcext:value-type="float">
            <text:p>4071153</text:p>
          </table:table-cell>
        </table:table-row>
        <table:table-row table:style-name="ro1">
          <table:table-cell/>
          <table:table-cell office:value-type="float" office:value="3627380" calcext:value-type="float">
            <text:p>3627380</text:p>
          </table:table-cell>
        </table:table-row>
        <table:table-row table:style-name="ro1">
          <table:table-cell/>
          <table:table-cell office:value-type="float" office:value="3195954" calcext:value-type="float">
            <text:p>3195954</text:p>
          </table:table-cell>
        </table:table-row>
        <table:table-row table:style-name="ro1">
          <table:table-cell/>
          <table:table-cell office:value-type="float" office:value="3435330" calcext:value-type="float">
            <text:p>3435330</text:p>
          </table:table-cell>
        </table:table-row>
        <table:table-row table:style-name="ro1">
          <table:table-cell/>
          <table:table-cell office:value-type="float" office:value="3314967" calcext:value-type="float">
            <text:p>3314967</text:p>
          </table:table-cell>
        </table:table-row>
        <table:table-row table:style-name="ro1">
          <table:table-cell/>
          <table:table-cell office:value-type="float" office:value="3044167" calcext:value-type="float">
            <text:p>3044167</text:p>
          </table:table-cell>
        </table:table-row>
        <table:table-row table:style-name="ro1">
          <table:table-cell/>
          <table:table-cell office:value-type="float" office:value="3050247" calcext:value-type="float">
            <text:p>3050247</text:p>
          </table:table-cell>
        </table:table-row>
        <table:table-row table:style-name="ro1">
          <table:table-cell/>
          <table:table-cell office:value-type="float" office:value="3119836" calcext:value-type="float">
            <text:p>3119836</text:p>
          </table:table-cell>
        </table:table-row>
        <table:table-row table:style-name="ro1">
          <table:table-cell/>
          <table:table-cell office:value-type="float" office:value="4234798" calcext:value-type="float">
            <text:p>4234798</text:p>
          </table:table-cell>
        </table:table-row>
        <table:table-row table:style-name="ro1">
          <table:table-cell/>
          <table:table-cell office:value-type="float" office:value="3524309" calcext:value-type="float">
            <text:p>3524309</text:p>
          </table:table-cell>
        </table:table-row>
        <table:table-row table:style-name="ro1">
          <table:table-cell/>
          <table:table-cell office:value-type="float" office:value="3135464" calcext:value-type="float">
            <text:p>3135464</text:p>
          </table:table-cell>
        </table:table-row>
        <table:table-row table:style-name="ro1">
          <table:table-cell/>
          <table:table-cell office:value-type="float" office:value="3225355" calcext:value-type="float">
            <text:p>3225355</text:p>
          </table:table-cell>
        </table:table-row>
        <table:table-row table:style-name="ro1">
          <table:table-cell/>
          <table:table-cell office:value-type="float" office:value="3294954" calcext:value-type="float">
            <text:p>3294954</text:p>
          </table:table-cell>
        </table:table-row>
        <table:table-row table:style-name="ro1">
          <table:table-cell/>
          <table:table-cell office:value-type="float" office:value="3110024" calcext:value-type="float">
            <text:p>3110024</text:p>
          </table:table-cell>
        </table:table-row>
        <table:table-row table:style-name="ro1">
          <table:table-cell/>
          <table:table-cell office:value-type="float" office:value="3552742" calcext:value-type="float">
            <text:p>3552742</text:p>
          </table:table-cell>
        </table:table-row>
        <table:table-row table:style-name="ro1">
          <table:table-cell/>
          <table:table-cell office:value-type="float" office:value="3253787" calcext:value-type="float">
            <text:p>3253787</text:p>
          </table:table-cell>
        </table:table-row>
        <table:table-row table:style-name="ro1">
          <table:table-cell/>
          <table:table-cell office:value-type="float" office:value="3380881" calcext:value-type="float">
            <text:p>3380881</text:p>
          </table:table-cell>
        </table:table-row>
        <table:table-row table:style-name="ro1">
          <table:table-cell/>
          <table:table-cell office:value-type="float" office:value="3423183" calcext:value-type="float">
            <text:p>3423183</text:p>
          </table:table-cell>
        </table:table-row>
        <table:table-row table:style-name="ro1">
          <table:table-cell/>
          <table:table-cell office:value-type="float" office:value="3276192" calcext:value-type="float">
            <text:p>3276192</text:p>
          </table:table-cell>
        </table:table-row>
        <table:table-row table:style-name="ro1">
          <table:table-cell/>
          <table:table-cell office:value-type="float" office:value="3264841" calcext:value-type="float">
            <text:p>3264841</text:p>
          </table:table-cell>
        </table:table-row>
        <table:table-row table:style-name="ro1">
          <table:table-cell/>
          <table:table-cell office:value-type="float" office:value="3175592" calcext:value-type="float">
            <text:p>3175592</text:p>
          </table:table-cell>
        </table:table-row>
        <table:table-row table:style-name="ro1">
          <table:table-cell/>
          <table:table-cell office:value-type="float" office:value="3348151" calcext:value-type="float">
            <text:p>3348151</text:p>
          </table:table-cell>
        </table:table-row>
        <table:table-row table:style-name="ro1">
          <table:table-cell/>
          <table:table-cell office:value-type="float" office:value="3278141" calcext:value-type="float">
            <text:p>3278141</text:p>
          </table:table-cell>
        </table:table-row>
        <table:table-row table:style-name="ro1">
          <table:table-cell/>
          <table:table-cell office:value-type="float" office:value="3422709" calcext:value-type="float">
            <text:p>3422709</text:p>
          </table:table-cell>
        </table:table-row>
        <table:table-row table:style-name="ro1">
          <table:table-cell/>
          <table:table-cell office:value-type="float" office:value="3261289" calcext:value-type="float">
            <text:p>3261289</text:p>
          </table:table-cell>
        </table:table-row>
        <table:table-row table:style-name="ro1">
          <table:table-cell/>
          <table:table-cell office:value-type="float" office:value="3500537" calcext:value-type="float">
            <text:p>3500537</text:p>
          </table:table-cell>
        </table:table-row>
        <table:table-row table:style-name="ro1">
          <table:table-cell/>
          <table:table-cell office:value-type="float" office:value="3201196" calcext:value-type="float">
            <text:p>3201196</text:p>
          </table:table-cell>
        </table:table-row>
        <table:table-row table:style-name="ro1">
          <table:table-cell/>
          <table:table-cell office:value-type="float" office:value="3313630" calcext:value-type="float">
            <text:p>3313630</text:p>
          </table:table-cell>
        </table:table-row>
        <table:table-row table:style-name="ro1">
          <table:table-cell/>
          <table:table-cell office:value-type="float" office:value="3274004" calcext:value-type="float">
            <text:p>3274004</text:p>
          </table:table-cell>
        </table:table-row>
        <table:table-row table:style-name="ro1">
          <table:table-cell/>
          <table:table-cell office:value-type="float" office:value="3062498" calcext:value-type="float">
            <text:p>3062498</text:p>
          </table:table-cell>
        </table:table-row>
        <table:table-row table:style-name="ro1">
          <table:table-cell/>
          <table:table-cell office:value-type="float" office:value="3361907" calcext:value-type="float">
            <text:p>3361907</text:p>
          </table:table-cell>
        </table:table-row>
        <table:table-row table:style-name="ro1">
          <table:table-cell/>
          <table:table-cell office:value-type="float" office:value="3082430" calcext:value-type="float">
            <text:p>3082430</text:p>
          </table:table-cell>
        </table:table-row>
        <table:table-row table:style-name="ro1">
          <table:table-cell/>
          <table:table-cell office:value-type="float" office:value="3295254" calcext:value-type="float">
            <text:p>3295254</text:p>
          </table:table-cell>
        </table:table-row>
        <table:table-row table:style-name="ro1">
          <table:table-cell/>
          <table:table-cell office:value-type="float" office:value="3211520" calcext:value-type="float">
            <text:p>3211520</text:p>
          </table:table-cell>
        </table:table-row>
        <table:table-row table:style-name="ro1">
          <table:table-cell/>
          <table:table-cell office:value-type="float" office:value="3008954" calcext:value-type="float">
            <text:p>3008954</text:p>
          </table:table-cell>
        </table:table-row>
        <table:table-row table:style-name="ro1">
          <table:table-cell/>
          <table:table-cell office:value-type="float" office:value="2911870" calcext:value-type="float">
            <text:p>2911870</text:p>
          </table:table-cell>
        </table:table-row>
        <table:table-row table:style-name="ro1">
          <table:table-cell/>
          <table:table-cell office:value-type="float" office:value="3093099" calcext:value-type="float">
            <text:p>3093099</text:p>
          </table:table-cell>
        </table:table-row>
        <table:table-row table:style-name="ro1">
          <table:table-cell/>
          <table:table-cell office:value-type="float" office:value="4738036" calcext:value-type="float">
            <text:p>4738036</text:p>
          </table:table-cell>
        </table:table-row>
        <table:table-row table:style-name="ro1">
          <table:table-cell/>
          <table:table-cell office:value-type="float" office:value="3599130" calcext:value-type="float">
            <text:p>3599130</text:p>
          </table:table-cell>
        </table:table-row>
        <table:table-row table:style-name="ro1">
          <table:table-cell/>
          <table:table-cell office:value-type="float" office:value="3085851" calcext:value-type="float">
            <text:p>3085851</text:p>
          </table:table-cell>
        </table:table-row>
        <table:table-row table:style-name="ro1">
          <table:table-cell/>
          <table:table-cell office:value-type="float" office:value="3310502" calcext:value-type="float">
            <text:p>3310502</text:p>
          </table:table-cell>
        </table:table-row>
        <table:table-row table:style-name="ro1">
          <table:table-cell/>
          <table:table-cell office:value-type="float" office:value="3192929" calcext:value-type="float">
            <text:p>3192929</text:p>
          </table:table-cell>
        </table:table-row>
        <table:table-row table:style-name="ro1">
          <table:table-cell/>
          <table:table-cell office:value-type="float" office:value="3177024" calcext:value-type="float">
            <text:p>3177024</text:p>
          </table:table-cell>
        </table:table-row>
        <table:table-row table:style-name="ro1">
          <table:table-cell/>
          <table:table-cell office:value-type="float" office:value="3310335" calcext:value-type="float">
            <text:p>3310335</text:p>
          </table:table-cell>
        </table:table-row>
        <table:table-row table:style-name="ro1">
          <table:table-cell/>
          <table:table-cell office:value-type="float" office:value="3089823" calcext:value-type="float">
            <text:p>3089823</text:p>
          </table:table-cell>
        </table:table-row>
        <table:table-row table:style-name="ro1">
          <table:table-cell/>
          <table:table-cell office:value-type="float" office:value="3378207" calcext:value-type="float">
            <text:p>3378207</text:p>
          </table:table-cell>
        </table:table-row>
        <table:table-row table:style-name="ro1">
          <table:table-cell/>
          <table:table-cell office:value-type="float" office:value="3091558" calcext:value-type="float">
            <text:p>3091558</text:p>
          </table:table-cell>
        </table:table-row>
        <table:table-row table:style-name="ro1">
          <table:table-cell/>
          <table:table-cell office:value-type="float" office:value="3271088" calcext:value-type="float">
            <text:p>3271088</text:p>
          </table:table-cell>
        </table:table-row>
        <table:table-row table:style-name="ro1">
          <table:table-cell/>
          <table:table-cell office:value-type="float" office:value="3251875" calcext:value-type="float">
            <text:p>3251875</text:p>
          </table:table-cell>
        </table:table-row>
        <table:table-row table:style-name="ro1">
          <table:table-cell/>
          <table:table-cell office:value-type="float" office:value="3154796" calcext:value-type="float">
            <text:p>3154796</text:p>
          </table:table-cell>
        </table:table-row>
        <table:table-row table:style-name="ro1">
          <table:table-cell/>
          <table:table-cell office:value-type="float" office:value="3323577" calcext:value-type="float">
            <text:p>3323577</text:p>
          </table:table-cell>
        </table:table-row>
        <table:table-row table:style-name="ro1">
          <table:table-cell/>
          <table:table-cell office:value-type="float" office:value="3068414" calcext:value-type="float">
            <text:p>3068414</text:p>
          </table:table-cell>
        </table:table-row>
        <table:table-row table:style-name="ro1">
          <table:table-cell/>
          <table:table-cell office:value-type="float" office:value="3359925" calcext:value-type="float">
            <text:p>3359925</text:p>
          </table:table-cell>
        </table:table-row>
        <table:table-row table:style-name="ro1">
          <table:table-cell/>
          <table:table-cell office:value-type="float" office:value="3136931" calcext:value-type="float">
            <text:p>3136931</text:p>
          </table:table-cell>
        </table:table-row>
        <table:table-row table:style-name="ro1">
          <table:table-cell/>
          <table:table-cell office:value-type="float" office:value="3435547" calcext:value-type="float">
            <text:p>3435547</text:p>
          </table:table-cell>
        </table:table-row>
        <table:table-row table:style-name="ro1">
          <table:table-cell/>
          <table:table-cell office:value-type="float" office:value="3234645" calcext:value-type="float">
            <text:p>3234645</text:p>
          </table:table-cell>
        </table:table-row>
        <table:table-row table:style-name="ro1">
          <table:table-cell/>
          <table:table-cell office:value-type="float" office:value="3128151" calcext:value-type="float">
            <text:p>3128151</text:p>
          </table:table-cell>
        </table:table-row>
        <table:table-row table:style-name="ro1">
          <table:table-cell/>
          <table:table-cell office:value-type="float" office:value="3461585" calcext:value-type="float">
            <text:p>3461585</text:p>
          </table:table-cell>
        </table:table-row>
        <table:table-row table:style-name="ro1">
          <table:table-cell/>
          <table:table-cell office:value-type="float" office:value="3097523" calcext:value-type="float">
            <text:p>3097523</text:p>
          </table:table-cell>
        </table:table-row>
        <table:table-row table:style-name="ro1">
          <table:table-cell/>
          <table:table-cell office:value-type="float" office:value="3556403" calcext:value-type="float">
            <text:p>3556403</text:p>
          </table:table-cell>
        </table:table-row>
        <table:table-row table:style-name="ro1">
          <table:table-cell/>
          <table:table-cell office:value-type="float" office:value="3104495" calcext:value-type="float">
            <text:p>3104495</text:p>
          </table:table-cell>
        </table:table-row>
        <table:table-row table:style-name="ro1">
          <table:table-cell/>
          <table:table-cell office:value-type="float" office:value="3503463" calcext:value-type="float">
            <text:p>3503463</text:p>
          </table:table-cell>
        </table:table-row>
        <table:table-row table:style-name="ro1">
          <table:table-cell/>
          <table:table-cell office:value-type="float" office:value="3198413" calcext:value-type="float">
            <text:p>3198413</text:p>
          </table:table-cell>
        </table:table-row>
        <table:table-row table:style-name="ro1">
          <table:table-cell/>
          <table:table-cell office:value-type="float" office:value="3367086" calcext:value-type="float">
            <text:p>3367086</text:p>
          </table:table-cell>
        </table:table-row>
        <table:table-row table:style-name="ro1">
          <table:table-cell/>
          <table:table-cell office:value-type="float" office:value="3300540" calcext:value-type="float">
            <text:p>3300540</text:p>
          </table:table-cell>
        </table:table-row>
        <table:table-row table:style-name="ro1">
          <table:table-cell/>
          <table:table-cell office:value-type="float" office:value="3303434" calcext:value-type="float">
            <text:p>3303434</text:p>
          </table:table-cell>
        </table:table-row>
        <table:table-row table:style-name="ro1">
          <table:table-cell/>
          <table:table-cell office:value-type="float" office:value="2891959" calcext:value-type="float">
            <text:p>2891959</text:p>
          </table:table-cell>
        </table:table-row>
        <table:table-row table:style-name="ro1">
          <table:table-cell/>
          <table:table-cell office:value-type="float" office:value="3035185" calcext:value-type="float">
            <text:p>3035185</text:p>
          </table:table-cell>
        </table:table-row>
        <table:table-row table:style-name="ro1">
          <table:table-cell/>
          <table:table-cell office:value-type="float" office:value="3917977" calcext:value-type="float">
            <text:p>3917977</text:p>
          </table:table-cell>
        </table:table-row>
        <table:table-row table:style-name="ro1">
          <table:table-cell/>
          <table:table-cell office:value-type="float" office:value="3769634" calcext:value-type="float">
            <text:p>3769634</text:p>
          </table:table-cell>
        </table:table-row>
        <table:table-row table:style-name="ro1">
          <table:table-cell/>
          <table:table-cell office:value-type="float" office:value="3193735" calcext:value-type="float">
            <text:p>3193735</text:p>
          </table:table-cell>
        </table:table-row>
        <table:table-row table:style-name="ro1">
          <table:table-cell/>
          <table:table-cell office:value-type="float" office:value="3301443" calcext:value-type="float">
            <text:p>3301443</text:p>
          </table:table-cell>
        </table:table-row>
        <table:table-row table:style-name="ro1">
          <table:table-cell/>
          <table:table-cell office:value-type="float" office:value="3299177" calcext:value-type="float">
            <text:p>3299177</text:p>
          </table:table-cell>
        </table:table-row>
        <table:table-row table:style-name="ro1">
          <table:table-cell/>
          <table:table-cell office:value-type="float" office:value="3406285" calcext:value-type="float">
            <text:p>3406285</text:p>
          </table:table-cell>
        </table:table-row>
        <table:table-row table:style-name="ro1">
          <table:table-cell/>
          <table:table-cell office:value-type="float" office:value="3384258" calcext:value-type="float">
            <text:p>3384258</text:p>
          </table:table-cell>
        </table:table-row>
        <table:table-row table:style-name="ro1">
          <table:table-cell/>
          <table:table-cell office:value-type="float" office:value="3064474" calcext:value-type="float">
            <text:p>3064474</text:p>
          </table:table-cell>
        </table:table-row>
        <table:table-row table:style-name="ro1">
          <table:table-cell/>
          <table:table-cell office:value-type="float" office:value="3293283" calcext:value-type="float">
            <text:p>3293283</text:p>
          </table:table-cell>
        </table:table-row>
        <table:table-row table:style-name="ro1">
          <table:table-cell/>
          <table:table-cell office:value-type="float" office:value="3186364" calcext:value-type="float">
            <text:p>3186364</text:p>
          </table:table-cell>
        </table:table-row>
        <table:table-row table:style-name="ro1">
          <table:table-cell/>
          <table:table-cell office:value-type="float" office:value="3375491" calcext:value-type="float">
            <text:p>3375491</text:p>
          </table:table-cell>
        </table:table-row>
        <table:table-row table:style-name="ro1">
          <table:table-cell/>
          <table:table-cell office:value-type="float" office:value="3493395" calcext:value-type="float">
            <text:p>3493395</text:p>
          </table:table-cell>
        </table:table-row>
        <table:table-row table:style-name="ro1">
          <table:table-cell/>
          <table:table-cell office:value-type="float" office:value="3102059" calcext:value-type="float">
            <text:p>3102059</text:p>
          </table:table-cell>
        </table:table-row>
        <table:table-row table:style-name="ro1">
          <table:table-cell/>
          <table:table-cell office:value-type="float" office:value="3767286" calcext:value-type="float">
            <text:p>3767286</text:p>
          </table:table-cell>
        </table:table-row>
        <table:table-row table:style-name="ro1">
          <table:table-cell/>
          <table:table-cell office:value-type="float" office:value="3069066" calcext:value-type="float">
            <text:p>3069066</text:p>
          </table:table-cell>
        </table:table-row>
        <table:table-row table:style-name="ro1">
          <table:table-cell/>
          <table:table-cell office:value-type="float" office:value="3346859" calcext:value-type="float">
            <text:p>3346859</text:p>
          </table:table-cell>
        </table:table-row>
        <table:table-row table:style-name="ro1">
          <table:table-cell/>
          <table:table-cell office:value-type="float" office:value="3164770" calcext:value-type="float">
            <text:p>3164770</text:p>
          </table:table-cell>
        </table:table-row>
        <table:table-row table:style-name="ro1">
          <table:table-cell/>
          <table:table-cell office:value-type="float" office:value="3200931" calcext:value-type="float">
            <text:p>3200931</text:p>
          </table:table-cell>
        </table:table-row>
        <table:table-row table:style-name="ro1">
          <table:table-cell/>
          <table:table-cell office:value-type="float" office:value="3299397" calcext:value-type="float">
            <text:p>3299397</text:p>
          </table:table-cell>
        </table:table-row>
        <table:table-row table:style-name="ro1">
          <table:table-cell/>
          <table:table-cell office:value-type="float" office:value="3102987" calcext:value-type="float">
            <text:p>3102987</text:p>
          </table:table-cell>
        </table:table-row>
        <table:table-row table:style-name="ro1">
          <table:table-cell/>
          <table:table-cell office:value-type="float" office:value="3362182" calcext:value-type="float">
            <text:p>3362182</text:p>
          </table:table-cell>
        </table:table-row>
        <table:table-row table:style-name="ro1">
          <table:table-cell/>
          <table:table-cell office:value-type="float" office:value="3060609" calcext:value-type="float">
            <text:p>3060609</text:p>
          </table:table-cell>
        </table:table-row>
        <table:table-row table:style-name="ro1">
          <table:table-cell/>
          <table:table-cell office:value-type="float" office:value="3313017" calcext:value-type="float">
            <text:p>3313017</text:p>
          </table:table-cell>
        </table:table-row>
        <table:table-row table:style-name="ro1">
          <table:table-cell/>
          <table:table-cell office:value-type="float" office:value="3197295" calcext:value-type="float">
            <text:p>3197295</text:p>
          </table:table-cell>
        </table:table-row>
        <table:table-row table:style-name="ro1">
          <table:table-cell/>
          <table:table-cell office:value-type="float" office:value="3234315" calcext:value-type="float">
            <text:p>3234315</text:p>
          </table:table-cell>
        </table:table-row>
        <table:table-row table:style-name="ro1">
          <table:table-cell/>
          <table:table-cell office:value-type="float" office:value="3434438" calcext:value-type="float">
            <text:p>3434438</text:p>
          </table:table-cell>
        </table:table-row>
        <table:table-row table:style-name="ro1">
          <table:table-cell/>
          <table:table-cell office:value-type="float" office:value="3135476" calcext:value-type="float">
            <text:p>3135476</text:p>
          </table:table-cell>
        </table:table-row>
        <table:table-row table:style-name="ro1">
          <table:table-cell/>
          <table:table-cell office:value-type="float" office:value="3374588" calcext:value-type="float">
            <text:p>3374588</text:p>
          </table:table-cell>
        </table:table-row>
        <table:table-row table:style-name="ro1">
          <table:table-cell/>
          <table:table-cell office:value-type="float" office:value="3051410" calcext:value-type="float">
            <text:p>3051410</text:p>
          </table:table-cell>
        </table:table-row>
        <table:table-row table:style-name="ro1">
          <table:table-cell/>
          <table:table-cell office:value-type="float" office:value="3502104" calcext:value-type="float">
            <text:p>3502104</text:p>
          </table:table-cell>
        </table:table-row>
        <table:table-row table:style-name="ro1">
          <table:table-cell/>
          <table:table-cell office:value-type="float" office:value="3181868" calcext:value-type="float">
            <text:p>3181868</text:p>
          </table:table-cell>
        </table:table-row>
        <table:table-row table:style-name="ro1">
          <table:table-cell/>
          <table:table-cell office:value-type="float" office:value="3419375" calcext:value-type="float">
            <text:p>3419375</text:p>
          </table:table-cell>
        </table:table-row>
        <table:table-row table:style-name="ro1">
          <table:table-cell/>
          <table:table-cell office:value-type="float" office:value="3266433" calcext:value-type="float">
            <text:p>3266433</text:p>
          </table:table-cell>
        </table:table-row>
        <table:table-row table:style-name="ro1">
          <table:table-cell/>
          <table:table-cell office:value-type="float" office:value="3117467" calcext:value-type="float">
            <text:p>3117467</text:p>
          </table:table-cell>
        </table:table-row>
        <table:table-row table:style-name="ro1">
          <table:table-cell/>
          <table:table-cell office:value-type="float" office:value="3378525" calcext:value-type="float">
            <text:p>3378525</text:p>
          </table:table-cell>
        </table:table-row>
        <table:table-row table:style-name="ro1">
          <table:table-cell/>
          <table:table-cell office:value-type="float" office:value="3060894" calcext:value-type="float">
            <text:p>3060894</text:p>
          </table:table-cell>
        </table:table-row>
        <table:table-row table:style-name="ro1">
          <table:table-cell/>
          <table:table-cell office:value-type="float" office:value="3489010" calcext:value-type="float">
            <text:p>3489010</text:p>
          </table:table-cell>
        </table:table-row>
        <table:table-row table:style-name="ro1">
          <table:table-cell/>
          <table:table-cell office:value-type="float" office:value="3165099" calcext:value-type="float">
            <text:p>3165099</text:p>
          </table:table-cell>
        </table:table-row>
        <table:table-row table:style-name="ro1">
          <table:table-cell/>
          <table:table-cell office:value-type="float" office:value="3203808" calcext:value-type="float">
            <text:p>3203808</text:p>
          </table:table-cell>
        </table:table-row>
        <table:table-row table:style-name="ro1">
          <table:table-cell/>
          <table:table-cell office:value-type="float" office:value="3271557" calcext:value-type="float">
            <text:p>3271557</text:p>
          </table:table-cell>
        </table:table-row>
        <table:table-row table:style-name="ro1">
          <table:table-cell/>
          <table:table-cell office:value-type="float" office:value="3114236" calcext:value-type="float">
            <text:p>3114236</text:p>
          </table:table-cell>
        </table:table-row>
        <table:table-row table:style-name="ro1">
          <table:table-cell/>
          <table:table-cell office:value-type="float" office:value="3377121" calcext:value-type="float">
            <text:p>3377121</text:p>
          </table:table-cell>
        </table:table-row>
        <table:table-row table:style-name="ro1">
          <table:table-cell/>
          <table:table-cell office:value-type="float" office:value="3126448" calcext:value-type="float">
            <text:p>3126448</text:p>
          </table:table-cell>
        </table:table-row>
        <table:table-row table:style-name="ro1">
          <table:table-cell/>
          <table:table-cell office:value-type="float" office:value="3279466" calcext:value-type="float">
            <text:p>3279466</text:p>
          </table:table-cell>
        </table:table-row>
        <table:table-row table:style-name="ro1">
          <table:table-cell/>
          <table:table-cell office:value-type="float" office:value="3171733" calcext:value-type="float">
            <text:p>3171733</text:p>
          </table:table-cell>
        </table:table-row>
        <table:table-row table:style-name="ro1">
          <table:table-cell/>
          <table:table-cell office:value-type="float" office:value="3134104" calcext:value-type="float">
            <text:p>3134104</text:p>
          </table:table-cell>
        </table:table-row>
        <table:table-row table:style-name="ro1">
          <table:table-cell/>
          <table:table-cell office:value-type="float" office:value="3302613" calcext:value-type="float">
            <text:p>3302613</text:p>
          </table:table-cell>
        </table:table-row>
        <table:table-row table:style-name="ro1">
          <table:table-cell/>
          <table:table-cell office:value-type="float" office:value="3218305" calcext:value-type="float">
            <text:p>3218305</text:p>
          </table:table-cell>
        </table:table-row>
        <table:table-row table:style-name="ro1">
          <table:table-cell/>
          <table:table-cell office:value-type="float" office:value="3403558" calcext:value-type="float">
            <text:p>3403558</text:p>
          </table:table-cell>
        </table:table-row>
        <table:table-row table:style-name="ro1">
          <table:table-cell/>
          <table:table-cell office:value-type="float" office:value="3267651" calcext:value-type="float">
            <text:p>3267651</text:p>
          </table:table-cell>
        </table:table-row>
        <table:table-row table:style-name="ro1">
          <table:table-cell/>
          <table:table-cell office:value-type="float" office:value="3286648" calcext:value-type="float">
            <text:p>3286648</text:p>
          </table:table-cell>
        </table:table-row>
        <table:table-row table:style-name="ro1">
          <table:table-cell/>
          <table:table-cell office:value-type="float" office:value="3210260" calcext:value-type="float">
            <text:p>3210260</text:p>
          </table:table-cell>
        </table:table-row>
        <table:table-row table:style-name="ro1">
          <table:table-cell/>
          <table:table-cell office:value-type="float" office:value="3175631" calcext:value-type="float">
            <text:p>3175631</text:p>
          </table:table-cell>
        </table:table-row>
        <table:table-row table:style-name="ro1">
          <table:table-cell/>
          <table:table-cell office:value-type="float" office:value="3318343" calcext:value-type="float">
            <text:p>3318343</text:p>
          </table:table-cell>
        </table:table-row>
        <table:table-row table:style-name="ro1">
          <table:table-cell/>
          <table:table-cell office:value-type="float" office:value="3041820" calcext:value-type="float">
            <text:p>3041820</text:p>
          </table:table-cell>
        </table:table-row>
        <table:table-row table:style-name="ro1">
          <table:table-cell/>
          <table:table-cell office:value-type="float" office:value="2898305" calcext:value-type="float">
            <text:p>2898305</text:p>
          </table:table-cell>
        </table:table-row>
        <table:table-row table:style-name="ro1">
          <table:table-cell/>
          <table:table-cell office:value-type="float" office:value="3011350" calcext:value-type="float">
            <text:p>3011350</text:p>
          </table:table-cell>
        </table:table-row>
        <table:table-row table:style-name="ro1">
          <table:table-cell/>
          <table:table-cell office:value-type="float" office:value="3740244" calcext:value-type="float">
            <text:p>3740244</text:p>
          </table:table-cell>
        </table:table-row>
        <table:table-row table:style-name="ro1">
          <table:table-cell/>
          <table:table-cell office:value-type="float" office:value="3909799" calcext:value-type="float">
            <text:p>3909799</text:p>
          </table:table-cell>
        </table:table-row>
        <table:table-row table:style-name="ro1">
          <table:table-cell/>
          <table:table-cell office:value-type="float" office:value="3210639" calcext:value-type="float">
            <text:p>3210639</text:p>
          </table:table-cell>
        </table:table-row>
        <table:table-row table:style-name="ro1">
          <table:table-cell/>
          <table:table-cell office:value-type="float" office:value="3506449" calcext:value-type="float">
            <text:p>3506449</text:p>
          </table:table-cell>
        </table:table-row>
        <table:table-row table:style-name="ro1">
          <table:table-cell/>
          <table:table-cell office:value-type="float" office:value="3162401" calcext:value-type="float">
            <text:p>3162401</text:p>
          </table:table-cell>
        </table:table-row>
        <table:table-row table:style-name="ro1">
          <table:table-cell/>
          <table:table-cell office:value-type="float" office:value="3290473" calcext:value-type="float">
            <text:p>3290473</text:p>
          </table:table-cell>
        </table:table-row>
        <table:table-row table:style-name="ro1">
          <table:table-cell/>
          <table:table-cell office:value-type="float" office:value="2894177" calcext:value-type="float">
            <text:p>2894177</text:p>
          </table:table-cell>
        </table:table-row>
        <table:table-row table:style-name="ro1">
          <table:table-cell/>
          <table:table-cell office:value-type="float" office:value="3059309" calcext:value-type="float">
            <text:p>3059309</text:p>
          </table:table-cell>
        </table:table-row>
        <table:table-row table:style-name="ro1">
          <table:table-cell/>
          <table:table-cell office:value-type="float" office:value="3777623" calcext:value-type="float">
            <text:p>3777623</text:p>
          </table:table-cell>
        </table:table-row>
        <table:table-row table:style-name="ro1">
          <table:table-cell/>
          <table:table-cell office:value-type="float" office:value="3880939" calcext:value-type="float">
            <text:p>3880939</text:p>
          </table:table-cell>
        </table:table-row>
        <table:table-row table:style-name="ro1">
          <table:table-cell/>
          <table:table-cell office:value-type="float" office:value="3419934" calcext:value-type="float">
            <text:p>3419934</text:p>
          </table:table-cell>
        </table:table-row>
        <table:table-row table:style-name="ro1">
          <table:table-cell/>
          <table:table-cell office:value-type="float" office:value="3024250" calcext:value-type="float">
            <text:p>3024250</text:p>
          </table:table-cell>
        </table:table-row>
        <table:table-row table:style-name="ro1">
          <table:table-cell/>
          <table:table-cell office:value-type="float" office:value="2909035" calcext:value-type="float">
            <text:p>2909035</text:p>
          </table:table-cell>
        </table:table-row>
        <table:table-row table:style-name="ro1">
          <table:table-cell/>
          <table:table-cell office:value-type="float" office:value="3053075" calcext:value-type="float">
            <text:p>3053075</text:p>
          </table:table-cell>
        </table:table-row>
        <table:table-row table:style-name="ro1">
          <table:table-cell/>
          <table:table-cell office:value-type="float" office:value="4742849" calcext:value-type="float">
            <text:p>4742849</text:p>
          </table:table-cell>
        </table:table-row>
        <table:table-row table:style-name="ro1">
          <table:table-cell/>
          <table:table-cell office:value-type="float" office:value="3383910" calcext:value-type="float">
            <text:p>3383910</text:p>
          </table:table-cell>
        </table:table-row>
        <table:table-row table:style-name="ro1">
          <table:table-cell/>
          <table:table-cell office:value-type="float" office:value="3113259" calcext:value-type="float">
            <text:p>3113259</text:p>
          </table:table-cell>
        </table:table-row>
        <table:table-row table:style-name="ro1">
          <table:table-cell/>
          <table:table-cell office:value-type="float" office:value="3316296" calcext:value-type="float">
            <text:p>3316296</text:p>
          </table:table-cell>
        </table:table-row>
        <table:table-row table:style-name="ro1">
          <table:table-cell/>
          <table:table-cell office:value-type="float" office:value="3218881" calcext:value-type="float">
            <text:p>3218881</text:p>
          </table:table-cell>
        </table:table-row>
        <table:table-row table:style-name="ro1">
          <table:table-cell/>
          <table:table-cell office:value-type="float" office:value="3177945" calcext:value-type="float">
            <text:p>3177945</text:p>
          </table:table-cell>
        </table:table-row>
        <table:table-row table:style-name="ro1">
          <table:table-cell/>
          <table:table-cell office:value-type="float" office:value="3318311" calcext:value-type="float">
            <text:p>3318311</text:p>
          </table:table-cell>
        </table:table-row>
        <table:table-row table:style-name="ro1">
          <table:table-cell/>
          <table:table-cell office:value-type="float" office:value="3081795" calcext:value-type="float">
            <text:p>3081795</text:p>
          </table:table-cell>
        </table:table-row>
        <table:table-row table:style-name="ro1">
          <table:table-cell/>
          <table:table-cell office:value-type="float" office:value="2877141" calcext:value-type="float">
            <text:p>2877141</text:p>
          </table:table-cell>
        </table:table-row>
        <table:table-row table:style-name="ro1">
          <table:table-cell/>
          <table:table-cell office:value-type="float" office:value="3257981" calcext:value-type="float">
            <text:p>3257981</text:p>
          </table:table-cell>
        </table:table-row>
        <table:table-row table:style-name="ro1">
          <table:table-cell/>
          <table:table-cell office:value-type="float" office:value="3867484" calcext:value-type="float">
            <text:p>3867484</text:p>
          </table:table-cell>
        </table:table-row>
        <table:table-row table:style-name="ro1">
          <table:table-cell/>
          <table:table-cell office:value-type="float" office:value="3828624" calcext:value-type="float">
            <text:p>3828624</text:p>
          </table:table-cell>
        </table:table-row>
        <table:table-row table:style-name="ro1">
          <table:table-cell/>
          <table:table-cell office:value-type="float" office:value="3443472" calcext:value-type="float">
            <text:p>3443472</text:p>
          </table:table-cell>
        </table:table-row>
        <table:table-row table:style-name="ro1">
          <table:table-cell/>
          <table:table-cell office:value-type="float" office:value="3282313" calcext:value-type="float">
            <text:p>3282313</text:p>
          </table:table-cell>
        </table:table-row>
        <table:table-row table:style-name="ro1">
          <table:table-cell/>
          <table:table-cell office:value-type="float" office:value="3319019" calcext:value-type="float">
            <text:p>3319019</text:p>
          </table:table-cell>
        </table:table-row>
        <table:table-row table:style-name="ro1">
          <table:table-cell/>
          <table:table-cell office:value-type="float" office:value="3081955" calcext:value-type="float">
            <text:p>3081955</text:p>
          </table:table-cell>
        </table:table-row>
        <table:table-row table:style-name="ro1">
          <table:table-cell/>
          <table:table-cell office:value-type="float" office:value="3593106" calcext:value-type="float">
            <text:p>3593106</text:p>
          </table:table-cell>
        </table:table-row>
        <table:table-row table:style-name="ro1">
          <table:table-cell/>
          <table:table-cell office:value-type="float" office:value="3071528" calcext:value-type="float">
            <text:p>3071528</text:p>
          </table:table-cell>
        </table:table-row>
        <table:table-row table:style-name="ro1">
          <table:table-cell/>
          <table:table-cell office:value-type="float" office:value="3331222" calcext:value-type="float">
            <text:p>3331222</text:p>
          </table:table-cell>
        </table:table-row>
        <table:table-row table:style-name="ro1">
          <table:table-cell/>
          <table:table-cell office:value-type="float" office:value="3203073" calcext:value-type="float">
            <text:p>3203073</text:p>
          </table:table-cell>
        </table:table-row>
        <table:table-row table:style-name="ro1">
          <table:table-cell/>
          <table:table-cell office:value-type="float" office:value="3188114" calcext:value-type="float">
            <text:p>3188114</text:p>
          </table:table-cell>
        </table:table-row>
        <table:table-row table:style-name="ro1">
          <table:table-cell/>
          <table:table-cell office:value-type="float" office:value="3323004" calcext:value-type="float">
            <text:p>3323004</text:p>
          </table:table-cell>
        </table:table-row>
        <table:table-row table:style-name="ro1">
          <table:table-cell/>
          <table:table-cell office:value-type="float" office:value="3592376" calcext:value-type="float">
            <text:p>3592376</text:p>
          </table:table-cell>
        </table:table-row>
        <table:table-row table:style-name="ro1">
          <table:table-cell/>
          <table:table-cell office:value-type="float" office:value="3652340" calcext:value-type="float">
            <text:p>3652340</text:p>
          </table:table-cell>
        </table:table-row>
        <table:table-row table:style-name="ro1">
          <table:table-cell/>
          <table:table-cell office:value-type="float" office:value="3411122" calcext:value-type="float">
            <text:p>3411122</text:p>
          </table:table-cell>
        </table:table-row>
        <table:table-row table:style-name="ro1">
          <table:table-cell/>
          <table:table-cell office:value-type="float" office:value="3591809" calcext:value-type="float">
            <text:p>3591809</text:p>
          </table:table-cell>
        </table:table-row>
        <table:table-row table:style-name="ro1">
          <table:table-cell/>
          <table:table-cell office:value-type="float" office:value="3085763" calcext:value-type="float">
            <text:p>3085763</text:p>
          </table:table-cell>
        </table:table-row>
        <table:table-row table:style-name="ro1">
          <table:table-cell/>
          <table:table-cell office:value-type="float" office:value="3313008" calcext:value-type="float">
            <text:p>3313008</text:p>
          </table:table-cell>
        </table:table-row>
        <table:table-row table:style-name="ro1">
          <table:table-cell/>
          <table:table-cell office:value-type="float" office:value="3212833" calcext:value-type="float">
            <text:p>3212833</text:p>
          </table:table-cell>
        </table:table-row>
        <table:table-row table:style-name="ro1">
          <table:table-cell/>
          <table:table-cell office:value-type="float" office:value="3393516" calcext:value-type="float">
            <text:p>3393516</text:p>
          </table:table-cell>
        </table:table-row>
        <table:table-row table:style-name="ro1">
          <table:table-cell/>
          <table:table-cell office:value-type="float" office:value="3283544" calcext:value-type="float">
            <text:p>3283544</text:p>
          </table:table-cell>
        </table:table-row>
        <table:table-row table:style-name="ro1">
          <table:table-cell/>
          <table:table-cell office:value-type="float" office:value="3085639" calcext:value-type="float">
            <text:p>3085639</text:p>
          </table:table-cell>
        </table:table-row>
        <table:table-row table:style-name="ro1">
          <table:table-cell/>
          <table:table-cell office:value-type="float" office:value="3379482" calcext:value-type="float">
            <text:p>3379482</text:p>
          </table:table-cell>
        </table:table-row>
        <table:table-row table:style-name="ro1">
          <table:table-cell/>
          <table:table-cell office:value-type="float" office:value="3074477" calcext:value-type="float">
            <text:p>3074477</text:p>
          </table:table-cell>
        </table:table-row>
        <table:table-row table:style-name="ro1">
          <table:table-cell/>
          <table:table-cell office:value-type="float" office:value="3292110" calcext:value-type="float">
            <text:p>3292110</text:p>
          </table:table-cell>
        </table:table-row>
        <table:table-row table:style-name="ro1">
          <table:table-cell/>
          <table:table-cell office:value-type="float" office:value="4682961" calcext:value-type="float">
            <text:p>4682961</text:p>
          </table:table-cell>
        </table:table-row>
        <table:table-row table:style-name="ro1">
          <table:table-cell/>
          <table:table-cell office:value-type="float" office:value="4831721" calcext:value-type="float">
            <text:p>4831721</text:p>
          </table:table-cell>
        </table:table-row>
        <table:table-row table:style-name="ro1">
          <table:table-cell/>
          <table:table-cell office:value-type="float" office:value="3678993" calcext:value-type="float">
            <text:p>3678993</text:p>
          </table:table-cell>
        </table:table-row>
        <table:table-row table:style-name="ro1">
          <table:table-cell/>
          <table:table-cell office:value-type="float" office:value="3182912" calcext:value-type="float">
            <text:p>3182912</text:p>
          </table:table-cell>
        </table:table-row>
        <table:table-row table:style-name="ro1">
          <table:table-cell/>
          <table:table-cell office:value-type="float" office:value="3343489" calcext:value-type="float">
            <text:p>3343489</text:p>
          </table:table-cell>
        </table:table-row>
        <table:table-row table:style-name="ro1">
          <table:table-cell/>
          <table:table-cell office:value-type="float" office:value="3217631" calcext:value-type="float">
            <text:p>3217631</text:p>
          </table:table-cell>
        </table:table-row>
        <table:table-row table:style-name="ro1">
          <table:table-cell/>
          <table:table-cell office:value-type="float" office:value="3323008" calcext:value-type="float">
            <text:p>3323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0:24:13.540675841</meta:creation-date>
    <dc:date>2018-05-14T20:25:20.191528199</dc:date>
    <meta:editing-duration>PT1M8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793cm" svg:y="4.198cm" style:legend-expansion="high" chart:style-name="ch2"/>
        <chart:plot-area chart:style-name="ch3" table:cell-range-address="Sheet1.B1:Sheet1.B500" svg:x="0.761cm" svg:y="0.179cm" svg:width="34.271cm" svg:height="8.636cm">
          <chartooo:coordinate-region svg:x="2.308cm" svg:y="0.3cm" svg:width="32.724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4710">
                <text:p>136471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3093">
                <text:p>2183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7202">
                <text:p>2547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8912">
                <text:p>253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6023">
                <text:p>2516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3677">
                <text:p>2523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15413">
                <text:p>2515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6171">
                <text:p>2726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8626">
                <text:p>255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5716">
                <text:p>2585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1308">
                <text:p>2531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24621">
                <text:p>2524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97052">
                <text:p>2697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4911">
                <text:p>2614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5323">
                <text:p>3035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94927">
                <text:p>2794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76186">
                <text:p>2676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5285">
                <text:p>2625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9080">
                <text:p>27190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60131">
                <text:p>2760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4775">
                <text:p>2894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7177">
                <text:p>2577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2784">
                <text:p>2512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5968">
                <text:p>2735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6114">
                <text:p>2516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053">
                <text:p>25110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3246">
                <text:p>2733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6866">
                <text:p>25068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14276">
                <text:p>2714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36939">
                <text:p>2536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17429">
                <text:p>2517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0693">
                <text:p>2510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32421">
                <text:p>2732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21867">
                <text:p>25218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1403">
                <text:p>2731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9522">
                <text:p>2529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3706">
                <text:p>2513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08285">
                <text:p>2508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10691">
                <text:p>2510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2900">
                <text:p>25129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7683">
                <text:p>2727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8943">
                <text:p>2738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3396">
                <text:p>250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2823">
                <text:p>25028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17710">
                <text:p>25177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6108">
                <text:p>2526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2144">
                <text:p>2552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4684">
                <text:p>25146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7731">
                <text:p>2507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6734">
                <text:p>2556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8485">
                <text:p>2508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9437">
                <text:p>25094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4795">
                <text:p>2524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6897">
                <text:p>2506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75742">
                <text:p>2575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52193">
                <text:p>2652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48615">
                <text:p>25486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7037">
                <text:p>252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05385">
                <text:p>2705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4223">
                <text:p>2734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33624">
                <text:p>25336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2220">
                <text:p>25222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10546">
                <text:p>25105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04481">
                <text:p>2504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543">
                <text:p>2560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2889">
                <text:p>2522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6847">
                <text:p>2516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24462">
                <text:p>2524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4849">
                <text:p>25248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3111">
                <text:p>2543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22387">
                <text:p>2722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09721">
                <text:p>2709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32963">
                <text:p>273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13157">
                <text:p>25131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0573">
                <text:p>2560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3920">
                <text:p>25339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33960">
                <text:p>25339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2398">
                <text:p>25123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5670">
                <text:p>25756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7704">
                <text:p>2527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6668">
                <text:p>25366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18585">
                <text:p>25185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9168">
                <text:p>2499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1202">
                <text:p>2501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36235">
                <text:p>2536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90494">
                <text:p>2590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5479">
                <text:p>25554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82705">
                <text:p>2682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79668">
                <text:p>24796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86619">
                <text:p>2486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91868">
                <text:p>2491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01856">
                <text:p>2701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0173">
                <text:p>25201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4609">
                <text:p>25146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14714">
                <text:p>2514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4056">
                <text:p>2544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20822">
                <text:p>25208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09862">
                <text:p>2509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1268">
                <text:p>25112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006">
                <text:p>2800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45190">
                <text:p>27451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49292">
                <text:p>2749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77500">
                <text:p>2977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3501">
                <text:p>28935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36476">
                <text:p>3136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27227">
                <text:p>29272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23116">
                <text:p>2923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51213">
                <text:p>3051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09516">
                <text:p>3109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73017">
                <text:p>2873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00912">
                <text:p>2900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83138">
                <text:p>3283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23617">
                <text:p>43236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31122">
                <text:p>37311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33386">
                <text:p>3133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9432">
                <text:p>30294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88182">
                <text:p>2888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11379">
                <text:p>29113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78037">
                <text:p>2878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3749">
                <text:p>30337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86461">
                <text:p>29864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30085">
                <text:p>29300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5136">
                <text:p>3275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30928">
                <text:p>29309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44134">
                <text:p>3044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63149">
                <text:p>3763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10575">
                <text:p>39105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55781">
                <text:p>32557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37959">
                <text:p>30379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14226">
                <text:p>2914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2133">
                <text:p>2902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25970">
                <text:p>30259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98952">
                <text:p>29989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26280">
                <text:p>2926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42023">
                <text:p>34420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07796">
                <text:p>29077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41300">
                <text:p>32413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3332">
                <text:p>39033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7866">
                <text:p>39978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80856">
                <text:p>31808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36144">
                <text:p>3036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18324">
                <text:p>29183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74221">
                <text:p>3074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12566">
                <text:p>45125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88330">
                <text:p>33883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56307">
                <text:p>32563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26967">
                <text:p>29269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79090">
                <text:p>29790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16805">
                <text:p>3216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00396">
                <text:p>29003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99366">
                <text:p>30993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33179">
                <text:p>4333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04952">
                <text:p>37049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70618">
                <text:p>31706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58675">
                <text:p>29586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62265">
                <text:p>2962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37520">
                <text:p>32375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89236">
                <text:p>2889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85975">
                <text:p>32859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29011">
                <text:p>42290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40003">
                <text:p>3740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96181">
                <text:p>32961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95336">
                <text:p>32953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49888">
                <text:p>32498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43806">
                <text:p>30438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14388">
                <text:p>29143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03683">
                <text:p>31036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70265">
                <text:p>43702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9078">
                <text:p>3429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44418">
                <text:p>31444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48638">
                <text:p>34486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67628">
                <text:p>34676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07085">
                <text:p>30070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98425">
                <text:p>3098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45793">
                <text:p>32457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54344">
                <text:p>48543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82597">
                <text:p>33825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76064">
                <text:p>30760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45835">
                <text:p>3345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50241">
                <text:p>31502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69058">
                <text:p>31690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00258">
                <text:p>31002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73097">
                <text:p>30730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09794">
                <text:p>31097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60394">
                <text:p>3060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80458">
                <text:p>44804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46563">
                <text:p>35465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44747">
                <text:p>31447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62927">
                <text:p>31629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33964">
                <text:p>29339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79159">
                <text:p>3079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06446">
                <text:p>29064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21609">
                <text:p>30216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07166">
                <text:p>38071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5646">
                <text:p>3895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20019">
                <text:p>34200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09770">
                <text:p>30097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87923">
                <text:p>3087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97071">
                <text:p>32970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94025">
                <text:p>28940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14396">
                <text:p>30143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06962">
                <text:p>30069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01185">
                <text:p>2901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64802">
                <text:p>3064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03259">
                <text:p>45032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68454">
                <text:p>35684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71365">
                <text:p>30713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01902">
                <text:p>3301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01912">
                <text:p>32019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15041">
                <text:p>30150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05701">
                <text:p>29057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21021">
                <text:p>32210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35075">
                <text:p>45350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91962">
                <text:p>33919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83502">
                <text:p>3083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95107">
                <text:p>3295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38814">
                <text:p>32388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17115">
                <text:p>30171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11566">
                <text:p>29115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3200">
                <text:p>30732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89571">
                <text:p>4489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91555">
                <text:p>33915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96066">
                <text:p>30960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93912">
                <text:p>32939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46902">
                <text:p>32469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32313">
                <text:p>30323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99766">
                <text:p>28997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77858">
                <text:p>3077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45478">
                <text:p>43454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21461">
                <text:p>34214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81147">
                <text:p>33811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89730">
                <text:p>32897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30951">
                <text:p>32309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49785">
                <text:p>30497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88887">
                <text:p>28888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7183">
                <text:p>3067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81931">
                <text:p>43819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16312">
                <text:p>34163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35333">
                <text:p>3135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24768">
                <text:p>34247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31132">
                <text:p>32311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10541">
                <text:p>30105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95157">
                <text:p>28951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80163">
                <text:p>30801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19872">
                <text:p>4319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64629">
                <text:p>34646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33193">
                <text:p>31331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42273">
                <text:p>3242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62535">
                <text:p>32625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31960">
                <text:p>30319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93329">
                <text:p>2893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56032">
                <text:p>30560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50871">
                <text:p>45508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5198">
                <text:p>35951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83521">
                <text:p>31835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66235">
                <text:p>34662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11970">
                <text:p>32119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81968">
                <text:p>31819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23908">
                <text:p>33239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6943">
                <text:p>30769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82606">
                <text:p>33826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30424">
                <text:p>31304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54692">
                <text:p>32546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63115">
                <text:p>32631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29084">
                <text:p>3129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43429">
                <text:p>33434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73450">
                <text:p>30734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41758">
                <text:p>3341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60059">
                <text:p>31600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01455">
                <text:p>3201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80902">
                <text:p>3280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54835">
                <text:p>30548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06098">
                <text:p>29060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52736">
                <text:p>30527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82545">
                <text:p>42825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0998">
                <text:p>3610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82273">
                <text:p>3182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00085">
                <text:p>32000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07490">
                <text:p>360749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51405">
                <text:p>31514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49856">
                <text:p>35498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80356">
                <text:p>30803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0732">
                <text:p>35807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32504">
                <text:p>31325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22057">
                <text:p>35220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05787">
                <text:p>32057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24243">
                <text:p>30242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9120">
                <text:p>28691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17895">
                <text:p>31178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32588">
                <text:p>44325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01752">
                <text:p>34017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91962">
                <text:p>3091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43418">
                <text:p>32434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61992">
                <text:p>32619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51714">
                <text:p>31517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83015">
                <text:p>33830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1477">
                <text:p>30714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60200">
                <text:p>33602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42766">
                <text:p>31427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92550">
                <text:p>32925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83373">
                <text:p>32833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7820">
                <text:p>30578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83890">
                <text:p>28838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81427">
                <text:p>30814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41198">
                <text:p>41411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73348">
                <text:p>35733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56504">
                <text:p>3156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79927">
                <text:p>31799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27956">
                <text:p>35279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28834">
                <text:p>34288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40281">
                <text:p>33402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82012">
                <text:p>30820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74470">
                <text:p>33744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6450">
                <text:p>31364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26675">
                <text:p>3226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71927">
                <text:p>3271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32382">
                <text:p>3032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98201">
                <text:p>28982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53587">
                <text:p>30535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71153">
                <text:p>40711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27380">
                <text:p>36273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95954">
                <text:p>31959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35330">
                <text:p>34353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14967">
                <text:p>33149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44167">
                <text:p>30441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50247">
                <text:p>30502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19836">
                <text:p>31198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34798">
                <text:p>42347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24309">
                <text:p>35243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35464">
                <text:p>3135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25355">
                <text:p>32253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94954">
                <text:p>32949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10024">
                <text:p>3110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52742">
                <text:p>35527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53787">
                <text:p>32537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0881">
                <text:p>33808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23183">
                <text:p>34231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76192">
                <text:p>32761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64841">
                <text:p>32648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75592">
                <text:p>31755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48151">
                <text:p>33481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78141">
                <text:p>3278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2709">
                <text:p>34227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61289">
                <text:p>32612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00537">
                <text:p>35005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01196">
                <text:p>32011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13630">
                <text:p>331363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74004">
                <text:p>32740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62498">
                <text:p>30624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61907">
                <text:p>33619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82430">
                <text:p>308243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95254">
                <text:p>32952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11520">
                <text:p>32115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08954">
                <text:p>30089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11870">
                <text:p>29118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93099">
                <text:p>30930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738036">
                <text:p>47380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9130">
                <text:p>359913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85851">
                <text:p>30858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10502">
                <text:p>33105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92929">
                <text:p>31929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77024">
                <text:p>31770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10335">
                <text:p>33103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89823">
                <text:p>30898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78207">
                <text:p>33782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91558">
                <text:p>30915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71088">
                <text:p>32710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51875">
                <text:p>32518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54796">
                <text:p>31547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23577">
                <text:p>33235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68414">
                <text:p>30684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59925">
                <text:p>33599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36931">
                <text:p>31369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35547">
                <text:p>34355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34645">
                <text:p>32346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28151">
                <text:p>31281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61585">
                <text:p>34615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97523">
                <text:p>30975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56403">
                <text:p>35564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04495">
                <text:p>31044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03463">
                <text:p>35034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98413">
                <text:p>3198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67086">
                <text:p>33670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00540">
                <text:p>33005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03434">
                <text:p>33034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91959">
                <text:p>28919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35185">
                <text:p>30351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17977">
                <text:p>39179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69634">
                <text:p>37696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93735">
                <text:p>3193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01443">
                <text:p>33014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99177">
                <text:p>32991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06285">
                <text:p>34062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84258">
                <text:p>33842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4474">
                <text:p>30644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93283">
                <text:p>32932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86364">
                <text:p>3186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75491">
                <text:p>33754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93395">
                <text:p>34933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02059">
                <text:p>31020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67286">
                <text:p>37672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69066">
                <text:p>30690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46859">
                <text:p>33468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64770">
                <text:p>31647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00931">
                <text:p>3200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99397">
                <text:p>32993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02987">
                <text:p>31029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62182">
                <text:p>33621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60609">
                <text:p>30606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13017">
                <text:p>33130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97295">
                <text:p>31972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34315">
                <text:p>32343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34438">
                <text:p>34344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35476">
                <text:p>31354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74588">
                <text:p>33745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51410">
                <text:p>30514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02104">
                <text:p>35021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81868">
                <text:p>31818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19375">
                <text:p>34193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66433">
                <text:p>32664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17467">
                <text:p>31174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78525">
                <text:p>33785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60894">
                <text:p>30608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89010">
                <text:p>34890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65099">
                <text:p>31650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03808">
                <text:p>32038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71557">
                <text:p>32715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114236">
                <text:p>31142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77121">
                <text:p>3377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26448">
                <text:p>31264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79466">
                <text:p>32794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171733">
                <text:p>31717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134104">
                <text:p>31341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02613">
                <text:p>33026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218305">
                <text:p>32183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03558">
                <text:p>34035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67651">
                <text:p>32676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286648">
                <text:p>32866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10260">
                <text:p>32102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75631">
                <text:p>31756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18343">
                <text:p>33183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41820">
                <text:p>30418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98305">
                <text:p>28983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11350">
                <text:p>30113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40244">
                <text:p>37402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09799">
                <text:p>39097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10639">
                <text:p>32106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06449">
                <text:p>35064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62401">
                <text:p>31624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90473">
                <text:p>32904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94177">
                <text:p>28941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59309">
                <text:p>30593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77623">
                <text:p>37776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80939">
                <text:p>38809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419934">
                <text:p>34199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24250">
                <text:p>30242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09035">
                <text:p>29090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53075">
                <text:p>30530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42849">
                <text:p>47428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383910">
                <text:p>33839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13259">
                <text:p>31132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16296">
                <text:p>33162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18881">
                <text:p>32188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77945">
                <text:p>31779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318311">
                <text:p>33183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81795">
                <text:p>30817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77141">
                <text:p>28771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57981">
                <text:p>32579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867484">
                <text:p>38674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28624">
                <text:p>38286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43472">
                <text:p>34434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282313">
                <text:p>32823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19019">
                <text:p>33190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81955">
                <text:p>30819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593106">
                <text:p>35931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71528">
                <text:p>30715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31222">
                <text:p>33312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203073">
                <text:p>32030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188114">
                <text:p>31881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23004">
                <text:p>33230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92376">
                <text:p>3592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52340">
                <text:p>36523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11122">
                <text:p>34111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91809">
                <text:p>35918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85763">
                <text:p>30857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13008">
                <text:p>33130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212833">
                <text:p>32128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93516">
                <text:p>33935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83544">
                <text:p>32835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85639">
                <text:p>30856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79482">
                <text:p>33794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74477">
                <text:p>30744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92110">
                <text:p>32921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82961">
                <text:p>46829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31721">
                <text:p>48317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78993">
                <text:p>36789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82912">
                <text:p>31829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343489">
                <text:p>33434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17631">
                <text:p>32176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23008">
                <text:p>3323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